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adornments="Light" style:font-pitch="variable"/>
    <style:font-face style:name="Latin Modern Mono Light" svg:font-family="'Latin Modern Mono Light'" style:font-pitch="fixed"/>
    <style:font-face style:name="Latin Modern Mono Light1" svg:font-family="'Latin Modern Mono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atin Modern Mono Light" fo:font-size="9pt" style:font-size-asian="9pt" style:font-size-complex="9pt"/>
    </style:style>
    <style:style style:name="P2" style:family="paragraph" style:parent-style-name="Standard">
      <style:text-properties style:font-name="Latin Modern Mono Light" fo:font-size="9pt" officeooo:paragraph-rsid="0017b0b3" style:font-size-asian="9pt" style:font-size-complex="9pt"/>
    </style:style>
    <style:style style:name="T1" style:family="text">
      <style:text-properties style:font-name="Cantarell" officeooo:rsid="0017b0b3"/>
    </style:style>
    <style:style style:name="T2" style:family="text">
      <style:text-properties style:font-name="Cantarell" fo:font-size="10pt" officeooo:rsid="0017b0b3" style:font-size-asian="10pt" style:font-size-complex="10pt"/>
    </style:style>
    <style:style style:name="T3" style:family="text">
      <style:text-properties officeooo:rsid="0017b0b3"/>
    </style:style>
    <style:style style:name="T4" style:family="text">
      <style:text-properties style:use-window-font-color="true" loext:opacity="0%" style:font-name="Cantarell" fo:font-size="10.5pt" officeooo:rsid="0017b0b3" style:font-size-asian="10.5pt" style:font-size-complex="10.5pt"/>
    </style:style>
    <style:style style:name="T5" style:family="text">
      <style:text-properties style:use-window-font-color="true" loext:opacity="0%" style:font-name="Cantarell" fo:font-size="10pt" officeooo:rsid="0017b0b3" style:font-size-asian="10pt" style:font-size-complex="10pt"/>
    </style:style>
    <style:style style:name="T6" style:family="text">
      <style:text-properties officeooo:rsid="001989b9"/>
    </style:style>
    <style:style style:name="T7" style:family="text">
      <style:text-properties officeooo:rsid="001aea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_5f_OOoComputerComment"><text:span text:style-name="T4">Fonctions utilisées dans l’ensemble des programmes</text:span></text:span></text:p>
      <text:p text:style-name="P1"><text:span text:style-name="_5f_OOoComputerComment"/></text:p>
      <text:p text:style-name="P1"><text:span text:style-name="_5f_OOoComputerComment">#ROTATION D'UNE PIECE DE 90°</text:span></text:p>
      <text:p text:style-name="P1"><text:span text:style-name="_5f_OOoComputerKeyWord">def</text:span><text:span text:style-name="_5f_OOoComputerIdent"> tourne90</text:span><text:span text:style-name="_5f_OOoComputerSpecial">(</text:span><text:span text:style-name="_5f_OOoComputerIdent">Piece</text:span><text:span text:style-name="_5f_OOoComputerSpecial">):</text:span><text:span text:style-name="_5f_OOoComputerIdent"> </text:span></text:p>
      <text:p text:style-name="P1"><text:span text:style-name="_5f_OOoComputerIdent"><text:s text:c="4"/></text:span><text:span text:style-name="_5f_OOoComputerLiteral">"tourne une pièce de 90° dans le sens horaire"</text:span></text:p>
      <text:p text:style-name="P1"><text:span text:style-name="_5f_OOoComputerIdent"><text:s text:c="4"/></text:span><text:span text:style-name="_5f_OOoComputerLiteral">"Piece est une matrice"</text:span></text:p>
      <text:p text:style-name="P1"><text:span text:style-name="_5f_OOoComputerIdent"><text:s text:c="4"/>NPiece</text:span><text:span text:style-name="_5f_OOoComputerSpecial">=[</text:span><text:span text:style-name="_5f_OOoComputerIdent"> </text:span><text:span text:style-name="_5f_OOoComputerSpecial">[</text:span><text:span text:style-name="_5f_OOoComputerLiteral">0</text:span><text:span text:style-name="_5f_OOoComputerIdent"> </text:span><text:span text:style-name="_5f_OOoComputerKeyWord">for</text:span><text:span text:style-name="_5f_OOoComputerIdent"> _ </text:span><text:span text:style-name="_5f_OOoComputerKeyWord">in</text:span><text:span text:style-name="_5f_OOoComputerIdent"> </text:span><text:span text:style-name="_5f_OOoComputerAltKeyWord">range</text:span><text:span text:style-name="_5f_OOoComputerIdent"> </text:span><text:span text:style-name="_5f_OOoComputerSpecial">(</text:span><text:span text:style-name="_5f_OOoComputerAltKeyWord">len</text:span><text:span text:style-name="_5f_OOoComputerSpecial">(</text:span><text:span text:style-name="_5f_OOoComputerIdent">Piece</text:span><text:span text:style-name="_5f_OOoComputerSpecial">))]</text:span><text:span text:style-name="_5f_OOoComputerIdent"> </text:span><text:span text:style-name="_5f_OOoComputerKeyWord">for</text:span><text:span text:style-name="_5f_OOoComputerIdent"> _ </text:span><text:span text:style-name="_5f_OOoComputerKeyWord">in</text:span><text:span text:style-name="_5f_OOoComputerIdent"> </text:span><text:span text:style-name="_5f_OOoComputerAltKeyWord">range</text:span><text:span text:style-name="_5f_OOoComputerIdent"> </text:span><text:span text:style-name="_5f_OOoComputerSpecial">(</text:span><text:span text:style-name="_5f_OOoComputerAltKeyWord">len</text:span><text:span text:style-name="_5f_OOoComputerSpecial">(</text:span><text:span text:style-name="_5f_OOoComputerIdent">Piece</text:span><text:span text:style-name="_5f_OOoComputerSpecial">[</text:span><text:span text:style-name="_5f_OOoComputerLiteral">0</text:span><text:span text:style-name="_5f_OOoComputerSpecial">]))]</text:span><text:span text:style-name="_5f_OOoComputerIdent"> </text:span><text:span text:style-name="_5f_OOoComputerComment">#on </text:span><text:span text:style-name="_5f_OOoComputerComment"><text:span text:style-name="T7">#</text:span></text:span><text:span text:style-name="_5f_OOoComputerComment">crée une matrice vide</text:span></text:p>
      <text:p text:style-name="P1"><text:span text:style-name="_5f_OOoComputerIdent"><text:s text:c="4"/></text:span><text:span text:style-name="_5f_OOoComputerKeyWord">for</text:span><text:span text:style-name="_5f_OOoComputerIdent"> i </text:span><text:span text:style-name="_5f_OOoComputerKeyWord">in</text:span><text:span text:style-name="_5f_OOoComputerIdent"> </text:span><text:span text:style-name="_5f_OOoComputerAltKeyWord">range</text:span><text:span text:style-name="_5f_OOoComputerIdent"> </text:span><text:span text:style-name="_5f_OOoComputerSpecial">(</text:span><text:span text:style-name="_5f_OOoComputerAltKeyWord">len</text:span><text:span text:style-name="_5f_OOoComputerSpecial">(</text:span><text:span text:style-name="_5f_OOoComputerIdent">Piece</text:span><text:span text:style-name="_5f_OOoComputerSpecial">)):</text:span><text:span text:style-name="_5f_OOoComputerIdent"> </text:span><text:span text:style-name="_5f_OOoComputerComment">#lignes</text:span></text:p>
      <text:p text:style-name="P1"><text:span text:style-name="_5f_OOoComputerIdent"><text:s text:c="8"/></text:span><text:span text:style-name="_5f_OOoComputerKeyWord">for</text:span><text:span text:style-name="_5f_OOoComputerIdent"> j </text:span><text:span text:style-name="_5f_OOoComputerKeyWord">in</text:span><text:span text:style-name="_5f_OOoComputerIdent"> </text:span><text:span text:style-name="_5f_OOoComputerAltKeyWord">range</text:span><text:span text:style-name="_5f_OOoComputerIdent"> </text:span><text:span text:style-name="_5f_OOoComputerSpecial">(</text:span><text:span text:style-name="_5f_OOoComputerAltKeyWord">len</text:span><text:span text:style-name="_5f_OOoComputerSpecial">(</text:span><text:span text:style-name="_5f_OOoComputerIdent">Piece</text:span><text:span text:style-name="_5f_OOoComputerSpecial">[</text:span><text:span text:style-name="_5f_OOoComputerLiteral">0</text:span><text:span text:style-name="_5f_OOoComputerSpecial">])):</text:span><text:span text:style-name="_5f_OOoComputerIdent"> </text:span><text:span text:style-name="_5f_OOoComputerComment">#colonnes</text:span></text:p>
      <text:p text:style-name="P1"><text:span text:style-name="_5f_OOoComputerIdent"><text:s text:c="12"/>NPiece</text:span><text:span text:style-name="_5f_OOoComputerSpecial">[</text:span><text:span text:style-name="_5f_OOoComputerIdent">j</text:span><text:span text:style-name="_5f_OOoComputerSpecial">][</text:span><text:span text:style-name="_5f_OOoComputerIdent">i</text:span><text:span text:style-name="_5f_OOoComputerSpecial">]=</text:span><text:span text:style-name="_5f_OOoComputerIdent">Piece</text:span><text:span text:style-name="_5f_OOoComputerSpecial">[</text:span><text:span text:style-name="_5f_OOoComputerAltKeyWord">len</text:span><text:span text:style-name="_5f_OOoComputerSpecial">(</text:span><text:span text:style-name="_5f_OOoComputerIdent">Piece</text:span><text:span text:style-name="_5f_OOoComputerSpecial">)-</text:span><text:span text:style-name="_5f_OOoComputerLiteral">1</text:span><text:span text:style-name="_5f_OOoComputerSpecial">-</text:span><text:span text:style-name="_5f_OOoComputerIdent">i</text:span><text:span text:style-name="_5f_OOoComputerSpecial">][</text:span><text:span text:style-name="_5f_OOoComputerIdent">j</text:span><text:span text:style-name="_5f_OOoComputerSpecial">]</text:span><text:span text:style-name="_5f_OOoComputerIdent"> </text:span><text:span text:style-name="_5f_OOoComputerComment">#on </text:span><text:span text:style-name="_5f_OOoComputerComment"><text:span text:style-name="T6">prend</text:span></text:span><text:span text:style-name="_5f_OOoComputerComment"> la transposée et la </text:span><text:span text:style-name="_5f_OOoComputerComment"><text:span text:style-name="T7">#</text:span></text:span><text:span text:style-name="_5f_OOoComputerComment">symétrie par rapport à l'axe des ordonnées</text:span></text:p>
      <text:p text:style-name="P1"><text:span text:style-name="_5f_OOoComputerIdent"><text:s text:c="4"/>Piece</text:span><text:span text:style-name="_5f_OOoComputerSpecial">=</text:span><text:span text:style-name="_5f_OOoComputerIdent">NPiece</text:span></text:p>
      <text:p text:style-name="P1"><text:span text:style-name="_5f_OOoComputerIdent"><text:s text:c="4"/></text:span><text:span text:style-name="_5f_OOoComputerKeyWord">return</text:span><text:span text:style-name="_5f_OOoComputerIdent"> Piece</text:span></text:p>
      <text:p text:style-name="P1"><text:span text:style-name="_5f_OOoComputerIdent"/></text:p>
      <text:p text:style-name="P1"><text:span text:style-name="_5f_OOoComputerComment">#SYMETRIE par l'ordonnée</text:span></text:p>
      <text:p text:style-name="P1"><text:span text:style-name="_5f_OOoComputerKeyWord">def</text:span><text:span text:style-name="_5f_OOoComputerIdent"> retourne</text:span><text:span text:style-name="_5f_OOoComputerSpecial">(</text:span><text:span text:style-name="_5f_OOoComputerIdent">Piece</text:span><text:span text:style-name="_5f_OOoComputerSpecial">):</text:span></text:p>
      <text:p text:style-name="P1"><text:span text:style-name="_5f_OOoComputerIdent"><text:s text:c="4"/></text:span><text:span text:style-name="_5f_OOoComputerLiteral">"effectue la symétrie une pièce par l'ordonnée en place"</text:span></text:p>
      <text:p text:style-name="P1"><text:span text:style-name="_5f_OOoComputerIdent"><text:s text:c="4"/></text:span><text:span text:style-name="_5f_OOoComputerLiteral">"Piece est une matrice"</text:span></text:p>
      <text:p text:style-name="P1"><text:span text:style-name="_5f_OOoComputerIdent"><text:s text:c="4"/>NPiece</text:span><text:span text:style-name="_5f_OOoComputerSpecial">=[</text:span><text:span text:style-name="_5f_OOoComputerIdent"> </text:span><text:span text:style-name="_5f_OOoComputerSpecial">[</text:span><text:span text:style-name="_5f_OOoComputerLiteral">0</text:span><text:span text:style-name="_5f_OOoComputerIdent"> </text:span><text:span text:style-name="_5f_OOoComputerKeyWord">for</text:span><text:span text:style-name="_5f_OOoComputerIdent"> i </text:span><text:span text:style-name="_5f_OOoComputerKeyWord">in</text:span><text:span text:style-name="_5f_OOoComputerIdent"> </text:span><text:span text:style-name="_5f_OOoComputerAltKeyWord">range</text:span><text:span text:style-name="_5f_OOoComputerIdent"> </text:span><text:span text:style-name="_5f_OOoComputerSpecial">(</text:span><text:span text:style-name="_5f_OOoComputerAltKeyWord">len</text:span><text:span text:style-name="_5f_OOoComputerSpecial">(</text:span><text:span text:style-name="_5f_OOoComputerIdent">Piece</text:span><text:span text:style-name="_5f_OOoComputerSpecial">[</text:span><text:span text:style-name="_5f_OOoComputerLiteral">0</text:span><text:span text:style-name="_5f_OOoComputerSpecial">]))]</text:span><text:span text:style-name="_5f_OOoComputerIdent"> </text:span><text:span text:style-name="_5f_OOoComputerKeyWord">for</text:span><text:span text:style-name="_5f_OOoComputerIdent"> _ </text:span><text:span text:style-name="_5f_OOoComputerKeyWord">in</text:span><text:span text:style-name="_5f_OOoComputerIdent"> </text:span><text:span text:style-name="_5f_OOoComputerAltKeyWord">range</text:span><text:span text:style-name="_5f_OOoComputerIdent"> </text:span><text:span text:style-name="_5f_OOoComputerSpecial">(</text:span><text:span text:style-name="_5f_OOoComputerAltKeyWord">len</text:span><text:span text:style-name="_5f_OOoComputerSpecial">(</text:span><text:span text:style-name="_5f_OOoComputerIdent">Piece</text:span><text:span text:style-name="_5f_OOoComputerSpecial">))]</text:span></text:p>
      <text:p text:style-name="P1"><text:span text:style-name="_5f_OOoComputerIdent"><text:s text:c="4"/></text:span><text:span text:style-name="_5f_OOoComputerKeyWord">for</text:span><text:span text:style-name="_5f_OOoComputerIdent"> i </text:span><text:span text:style-name="_5f_OOoComputerKeyWord">in</text:span><text:span text:style-name="_5f_OOoComputerIdent"> </text:span><text:span text:style-name="_5f_OOoComputerAltKeyWord">range</text:span><text:span text:style-name="_5f_OOoComputerIdent"> </text:span><text:span text:style-name="_5f_OOoComputerSpecial">(</text:span><text:span text:style-name="_5f_OOoComputerAltKeyWord">len</text:span><text:span text:style-name="_5f_OOoComputerSpecial">(</text:span><text:span text:style-name="_5f_OOoComputerIdent">Piece</text:span><text:span text:style-name="_5f_OOoComputerSpecial">)):</text:span></text:p>
      <text:p text:style-name="P1"><text:span text:style-name="_5f_OOoComputerIdent"><text:s text:c="8"/></text:span><text:span text:style-name="_5f_OOoComputerKeyWord">for</text:span><text:span text:style-name="_5f_OOoComputerIdent"> j </text:span><text:span text:style-name="_5f_OOoComputerKeyWord">in</text:span><text:span text:style-name="_5f_OOoComputerIdent"> </text:span><text:span text:style-name="_5f_OOoComputerAltKeyWord">range</text:span><text:span text:style-name="_5f_OOoComputerIdent"> </text:span><text:span text:style-name="_5f_OOoComputerSpecial">(</text:span><text:span text:style-name="_5f_OOoComputerAltKeyWord">len</text:span><text:span text:style-name="_5f_OOoComputerSpecial">(</text:span><text:span text:style-name="_5f_OOoComputerIdent">Piece</text:span><text:span text:style-name="_5f_OOoComputerSpecial">[</text:span><text:span text:style-name="_5f_OOoComputerLiteral">0</text:span><text:span text:style-name="_5f_OOoComputerSpecial">])):</text:span></text:p>
      <text:p text:style-name="P1"><text:span text:style-name="_5f_OOoComputerIdent"><text:s text:c="12"/>NPiece</text:span><text:span text:style-name="_5f_OOoComputerSpecial">[</text:span><text:span text:style-name="_5f_OOoComputerIdent">i</text:span><text:span text:style-name="_5f_OOoComputerSpecial">][</text:span><text:span text:style-name="_5f_OOoComputerIdent">j</text:span><text:span text:style-name="_5f_OOoComputerSpecial">]=</text:span><text:span text:style-name="_5f_OOoComputerIdent">Piece</text:span><text:span text:style-name="_5f_OOoComputerSpecial">[</text:span><text:span text:style-name="_5f_OOoComputerIdent">i</text:span><text:span text:style-name="_5f_OOoComputerSpecial">][</text:span><text:span text:style-name="_5f_OOoComputerAltKeyWord">len</text:span><text:span text:style-name="_5f_OOoComputerSpecial">(</text:span><text:span text:style-name="_5f_OOoComputerIdent">Piece</text:span><text:span text:style-name="_5f_OOoComputerSpecial">[</text:span><text:span text:style-name="_5f_OOoComputerLiteral">0</text:span><text:span text:style-name="_5f_OOoComputerSpecial">])-</text:span><text:span text:style-name="_5f_OOoComputerIdent">j</text:span><text:span text:style-name="_5f_OOoComputerSpecial">-</text:span><text:span text:style-name="_5f_OOoComputerLiteral">1</text:span><text:span text:style-name="_5f_OOoComputerSpecial">]</text:span></text:p>
      <text:p text:style-name="P1"><text:span text:style-name="_5f_OOoComputerIdent"><text:s text:c="4"/></text:span><text:span text:style-name="_5f_OOoComputerKeyWord">return</text:span><text:span text:style-name="_5f_OOoComputerIdent"> NPiece</text:span></text:p>
      <text:p text:style-name="P1"><text:span text:style-name="_5f_OOoComputerIdent"/></text:p>
      <text:p text:style-name="P1"><text:span text:style-name="_5f_OOoComputerComment">#AJOUT D'UNE PIECE AU PLATEAU</text:span></text:p>
      <text:p text:style-name="P1"><text:span text:style-name="_5f_OOoComputerKeyWord">def</text:span><text:span text:style-name="_5f_OOoComputerIdent"> ajout</text:span><text:span text:style-name="_5f_OOoComputerSpecial">(</text:span><text:span text:style-name="_5f_OOoComputerIdent">Piece</text:span><text:span text:style-name="_5f_OOoComputerSpecial">,</text:span><text:span text:style-name="_5f_OOoComputerIdent"> Plateau</text:span><text:span text:style-name="_5f_OOoComputerSpecial">=</text:span><text:span text:style-name="_5f_OOoComputerIdent">PB</text:span><text:span text:style-name="_5f_OOoComputerSpecial">,</text:span><text:span text:style-name="_5f_OOoComputerIdent"> l</text:span><text:span text:style-name="_5f_OOoComputerSpecial">=</text:span><text:span text:style-name="_5f_OOoComputerLiteral">0</text:span><text:span text:style-name="_5f_OOoComputerSpecial">,</text:span><text:span text:style-name="_5f_OOoComputerIdent"> c</text:span><text:span text:style-name="_5f_OOoComputerSpecial">=</text:span><text:span text:style-name="_5f_OOoComputerLiteral">0</text:span><text:span text:style-name="_5f_OOoComputerSpecial">):</text:span><text:span text:style-name="_5f_OOoComputerIdent"> </text:span></text:p>
      <text:p text:style-name="P1"><text:span text:style-name="_5f_OOoComputerIdent"><text:s text:c="4"/></text:span><text:span text:style-name="_5f_OOoComputerLiteral">"ajoute une pièce à un plateau"</text:span></text:p>
      <text:p text:style-name="P1"><text:span text:style-name="_5f_OOoComputerIdent"><text:s text:c="4"/></text:span><text:span text:style-name="_5f_OOoComputerLiteral">"Piece et Plateau sont des matrices, Plateau est par défaut une matrice nulle, l et c int par défaut 0"</text:span></text:p>
      <text:p text:style-name="P1"><text:span text:style-name="_5f_OOoComputerIdent"><text:s text:c="4"/></text:span><text:span text:style-name="_5f_OOoComputerComment"># (l,c) correspond aux coordonnées de la case (0,0) de la piece dans le plateau</text:span></text:p>
      <text:p text:style-name="P1"><text:span text:style-name="_5f_OOoComputerIdent"><text:s text:c="4"/>Nplateau</text:span><text:span text:style-name="_5f_OOoComputerSpecial">=</text:span><text:span text:style-name="_5f_OOoComputerIdent">np</text:span><text:span text:style-name="_5f_OOoComputerSpecial">.</text:span><text:span text:style-name="_5f_OOoComputerAltKeyWord">copy</text:span><text:span text:style-name="_5f_OOoComputerSpecial">(</text:span><text:span text:style-name="_5f_OOoComputerIdent">Plateau</text:span><text:span text:style-name="_5f_OOoComputerSpecial">)</text:span><text:span text:style-name="_5f_OOoComputerIdent"> </text:span><text:span text:style-name="_5f_OOoComputerComment">#on fait un nouveau plateau </text:span></text:p>
      <text:p text:style-name="P1"><text:span text:style-name="_5f_OOoComputerIdent"><text:s text:c="4"/></text:span><text:span text:style-name="_5f_OOoComputerKeyWord">for</text:span><text:span text:style-name="_5f_OOoComputerIdent"> i </text:span><text:span text:style-name="_5f_OOoComputerKeyWord">in</text:span><text:span text:style-name="_5f_OOoComputerIdent"> </text:span><text:span text:style-name="_5f_OOoComputerAltKeyWord">range</text:span><text:span text:style-name="_5f_OOoComputerIdent"> </text:span><text:span text:style-name="_5f_OOoComputerSpecial">(</text:span><text:span text:style-name="_5f_OOoComputerAltKeyWord">len</text:span><text:span text:style-name="_5f_OOoComputerSpecial">(</text:span><text:span text:style-name="_5f_OOoComputerIdent">Piece</text:span><text:span text:style-name="_5f_OOoComputerSpecial">)):</text:span><text:span text:style-name="_5f_OOoComputerIdent"> </text:span><text:span text:style-name="_5f_OOoComputerComment">#lignes</text:span></text:p>
      <text:p text:style-name="P1"><text:span text:style-name="_5f_OOoComputerIdent"><text:s text:c="8"/></text:span><text:span text:style-name="_5f_OOoComputerKeyWord">for</text:span><text:span text:style-name="_5f_OOoComputerIdent"> j </text:span><text:span text:style-name="_5f_OOoComputerKeyWord">in</text:span><text:span text:style-name="_5f_OOoComputerIdent"> </text:span><text:span text:style-name="_5f_OOoComputerAltKeyWord">range</text:span><text:span text:style-name="_5f_OOoComputerIdent"> </text:span><text:span text:style-name="_5f_OOoComputerSpecial">(</text:span><text:span text:style-name="_5f_OOoComputerAltKeyWord">len</text:span><text:span text:style-name="_5f_OOoComputerSpecial">(</text:span><text:span text:style-name="_5f_OOoComputerIdent">Piece</text:span><text:span text:style-name="_5f_OOoComputerSpecial">[</text:span><text:span text:style-name="_5f_OOoComputerLiteral">0</text:span><text:span text:style-name="_5f_OOoComputerSpecial">])):</text:span><text:span text:style-name="_5f_OOoComputerIdent"> </text:span><text:span text:style-name="_5f_OOoComputerComment">#colonnes</text:span></text:p>
      <text:p text:style-name="P1"><text:span text:style-name="_5f_OOoComputerIdent"><text:s text:c="12"/></text:span><text:span text:style-name="_5f_OOoComputerKeyWord">if</text:span><text:span text:style-name="_5f_OOoComputerIdent"> Piece</text:span><text:span text:style-name="_5f_OOoComputerSpecial">[</text:span><text:span text:style-name="_5f_OOoComputerIdent">i</text:span><text:span text:style-name="_5f_OOoComputerSpecial">][</text:span><text:span text:style-name="_5f_OOoComputerIdent">j</text:span><text:span text:style-name="_5f_OOoComputerSpecial">]!=</text:span><text:span text:style-name="_5f_OOoComputerLiteral">0</text:span><text:span text:style-name="_5f_OOoComputerSpecial">:</text:span><text:span text:style-name="_5f_OOoComputerIdent"> </text:span></text:p>
      <text:p text:style-name="P1"><text:span text:style-name="_5f_OOoComputerIdent"><text:s text:c="16"/></text:span><text:span text:style-name="_5f_OOoComputerKeyWord">if</text:span><text:span text:style-name="_5f_OOoComputerIdent"> Nplateau</text:span><text:span text:style-name="_5f_OOoComputerSpecial">[</text:span><text:span text:style-name="_5f_OOoComputerIdent">i</text:span><text:span text:style-name="_5f_OOoComputerSpecial">+</text:span><text:span text:style-name="_5f_OOoComputerIdent">l</text:span><text:span text:style-name="_5f_OOoComputerSpecial">][</text:span><text:span text:style-name="_5f_OOoComputerIdent">j</text:span><text:span text:style-name="_5f_OOoComputerSpecial">+</text:span><text:span text:style-name="_5f_OOoComputerIdent">c</text:span><text:span text:style-name="_5f_OOoComputerSpecial">]==</text:span><text:span text:style-name="_5f_OOoComputerLiteral">0</text:span><text:span text:style-name="_5f_OOoComputerSpecial">:</text:span><text:span text:style-name="_5f_OOoComputerIdent"> </text:span><text:span text:style-name="_5f_OOoComputerComment">#si la case du plateau est vide</text:span></text:p>
      <text:p text:style-name="P1"><text:span text:style-name="_5f_OOoComputerIdent"><text:s text:c="20"/>Nplateau</text:span><text:span text:style-name="_5f_OOoComputerSpecial">[</text:span><text:span text:style-name="_5f_OOoComputerIdent">i</text:span><text:span text:style-name="_5f_OOoComputerSpecial">+</text:span><text:span text:style-name="_5f_OOoComputerIdent">l</text:span><text:span text:style-name="_5f_OOoComputerSpecial">][</text:span><text:span text:style-name="_5f_OOoComputerIdent">j</text:span><text:span text:style-name="_5f_OOoComputerSpecial">+</text:span><text:span text:style-name="_5f_OOoComputerIdent">c</text:span><text:span text:style-name="_5f_OOoComputerSpecial">]=</text:span><text:span text:style-name="_5f_OOoComputerIdent">Piece</text:span><text:span text:style-name="_5f_OOoComputerSpecial">[</text:span><text:span text:style-name="_5f_OOoComputerIdent">i</text:span><text:span text:style-name="_5f_OOoComputerSpecial">][</text:span><text:span text:style-name="_5f_OOoComputerIdent">j</text:span><text:span text:style-name="_5f_OOoComputerSpecial">]</text:span><text:span text:style-name="_5f_OOoComputerIdent"> </text:span><text:span text:style-name="_5f_OOoComputerComment">#on pose la case de piece</text:span></text:p>
      <text:p text:style-name="P1"><text:span text:style-name="_5f_OOoComputerIdent"><text:s text:c="16"/></text:span><text:span text:style-name="_5f_OOoComputerKeyWord">else</text:span><text:span text:style-name="_5f_OOoComputerSpecial">:</text:span></text:p>
      <text:p text:style-name="P1"><text:span text:style-name="_5f_OOoComputerIdent"><text:s text:c="20"/></text:span><text:span text:style-name="_5f_OOoComputerKeyWord">return</text:span><text:span text:style-name="_5f_OOoComputerIdent"> </text:span><text:span text:style-name="_5f_OOoComputerAltKeyWord">False</text:span><text:span text:style-name="_5f_OOoComputerIdent"> </text:span><text:span text:style-name="_5f_OOoComputerComment">#sinon la pièce ne peut pas être posée</text:span></text:p>
      <text:p text:style-name="P1"><text:span text:style-name="_5f_OOoComputerIdent"><text:s text:c="4"/></text:span><text:span text:style-name="_5f_OOoComputerKeyWord">return</text:span><text:span text:style-name="_5f_OOoComputerIdent"> Nplateau </text:span><text:span text:style-name="_5f_OOoComputerComment">#on retourne le nouveau plateau</text:span></text:p>
      <text:p text:style-name="P1"><text:span text:style-name="_5f_OOoComputerIdent"/></text:p>
      <text:p text:style-name="P1"><text:span text:style-name="_5f_OOoComputerComment">#APPLIQUE UNE LISTE DE PIECES A UN PLATEAU</text:span></text:p>
      <text:p text:style-name="P1"><text:span text:style-name="_5f_OOoComputerKeyWord">def</text:span><text:span text:style-name="_5f_OOoComputerIdent"> applique</text:span><text:span text:style-name="_5f_OOoComputerSpecial">(</text:span><text:span text:style-name="_5f_OOoComputerIdent">Liste</text:span><text:span text:style-name="_5f_OOoComputerSpecial">,</text:span><text:span text:style-name="_5f_OOoComputerIdent"> Plateau</text:span><text:span text:style-name="_5f_OOoComputerSpecial">):</text:span></text:p>
      <text:p text:style-name="P1"><text:span text:style-name="_5f_OOoComputerIdent"><text:s text:c="4"/></text:span><text:span text:style-name="_5f_OOoComputerLiteral">"applique la liste de pièces à un plateau par défaut une matrice nulle"</text:span></text:p>
      <text:p text:style-name="P1"><text:span text:style-name="_5f_OOoComputerIdent"><text:s text:c="4"/></text:span><text:span text:style-name="_5f_OOoComputerLiteral">"Liste contient une liste de [piece,tourne,symetrie,ligne,colonne]"</text:span></text:p>
      <text:p text:style-name="P1"><text:span text:style-name="_5f_OOoComputerIdent"><text:s text:c="4"/></text:span><text:span text:style-name="_5f_OOoComputerKeyWord">for</text:span><text:span text:style-name="_5f_OOoComputerIdent"> i </text:span><text:span text:style-name="_5f_OOoComputerKeyWord">in</text:span><text:span text:style-name="_5f_OOoComputerIdent"> </text:span><text:span text:style-name="_5f_OOoComputerAltKeyWord">range</text:span><text:span text:style-name="_5f_OOoComputerIdent"> </text:span><text:span text:style-name="_5f_OOoComputerSpecial">(</text:span><text:span text:style-name="_5f_OOoComputerAltKeyWord">len</text:span><text:span text:style-name="_5f_OOoComputerSpecial">(</text:span><text:span text:style-name="_5f_OOoComputerIdent">Liste</text:span><text:span text:style-name="_5f_OOoComputerSpecial">)):</text:span></text:p>
      <text:p text:style-name="P1"><text:span text:style-name="_5f_OOoComputerIdent"><text:s text:c="8"/>Plateau </text:span><text:span text:style-name="_5f_OOoComputerSpecial">=</text:span><text:span text:style-name="_5f_OOoComputerIdent"> ajout</text:span><text:span text:style-name="_5f_OOoComputerSpecial">(</text:span><text:span text:style-name="_5f_OOoComputerIdent">Liste</text:span><text:span text:style-name="_5f_OOoComputerSpecial">[</text:span><text:span text:style-name="_5f_OOoComputerIdent">i</text:span><text:span text:style-name="_5f_OOoComputerSpecial">][</text:span><text:span text:style-name="_5f_OOoComputerLiteral">0</text:span><text:span text:style-name="_5f_OOoComputerSpecial">],</text:span><text:span text:style-name="_5f_OOoComputerIdent"> Plateau</text:span><text:span text:style-name="_5f_OOoComputerSpecial">,</text:span><text:span text:style-name="_5f_OOoComputerIdent"> Liste</text:span><text:span text:style-name="_5f_OOoComputerSpecial">[</text:span><text:span text:style-name="_5f_OOoComputerIdent">i</text:span><text:span text:style-name="_5f_OOoComputerSpecial">][</text:span><text:span text:style-name="_5f_OOoComputerLiteral">3</text:span><text:span text:style-name="_5f_OOoComputerSpecial">],</text:span><text:span text:style-name="_5f_OOoComputerIdent"> Liste</text:span><text:span text:style-name="_5f_OOoComputerSpecial">[</text:span><text:span text:style-name="_5f_OOoComputerIdent">i</text:span><text:span text:style-name="_5f_OOoComputerSpecial">][</text:span><text:span text:style-name="_5f_OOoComputerLiteral">4</text:span><text:span text:style-name="_5f_OOoComputerSpecial">])</text:span><text:span text:style-name="_5f_OOoComputerIdent"> </text:span></text:p>
      <text:p text:style-name="P1"><text:span text:style-name="_5f_OOoComputerIdent"><text:s text:c="4"/></text:span><text:span text:style-name="_5f_OOoComputerKeyWord">return</text:span><text:span text:style-name="_5f_OOoComputerIdent"> Plateau</text:span></text:p>
      <text:p text:style-name="P1"><text:span text:style-name="_5f_OOoComputerIdent"/></text:p>
      <text:p text:style-name="P1"><text:span text:style-name="_5f_OOoComputerIdent"/></text:p>
      <text:p text:style-name="P1"><text:span text:style-name="_5f_OOoComputerIdent"><text:s text:c="3"/></text:span></text:p>
      <text:p text:style-name="P2"><text:span text:style-name="_5f_OOoComputerIdent"><text:span text:style-name="T4">Résolution par force brute</text:span></text:span></text:p>
      <text:p text:style-name="P2"><text:span text:style-name="_5f_OOoComputerIdent"/></text:p>
      <text:p text:style-name="P1"><text:span text:style-name="_5f_OOoComputerKeyWord">def</text:span><text:span text:style-name="_5f_OOoComputerIdent"> force_brute</text:span><text:span text:style-name="_5f_OOoComputerSpecial">(</text:span><text:span text:style-name="_5f_OOoComputerIdent">Liste</text:span><text:span text:style-name="_5f_OOoComputerSpecial">,</text:span><text:span text:style-name="_5f_OOoComputerIdent"> Plateau</text:span><text:span text:style-name="_5f_OOoComputerSpecial">):</text:span></text:p>
      <text:p text:style-name="P1"><text:span text:style-name="_5f_OOoComputerIdent"><text:s text:c="4"/></text:span><text:span text:style-name="_5f_OOoComputerLiteral">"résoud un </text:span><text:span text:style-name="_5f_OOoComputerLiteral"><text:span text:style-name="T6">problème</text:span></text:span><text:span text:style-name="_5f_OOoComputerLiteral"> avec les pièces données dans la liste"</text:span></text:p>
      <text:p text:style-name="P1"><text:span text:style-name="_5f_OOoComputerIdent"><text:s text:c="4"/></text:span><text:span text:style-name="_5f_OOoComputerLiteral">"teste toutes les possibilitées avant d'en trouver une qui fonctionne"</text:span></text:p>
      <text:p text:style-name="P1"><text:span text:style-name="_5f_OOoComputerIdent"><text:s text:c="4"/>L</text:span><text:span text:style-name="_5f_OOoComputerSpecial">=</text:span><text:span text:style-name="_5f_OOoComputerIdent">np</text:span><text:span text:style-name="_5f_OOoComputerSpecial">.</text:span><text:span text:style-name="_5f_OOoComputerAltKeyWord">copy</text:span><text:span text:style-name="_5f_OOoComputerSpecial">(</text:span><text:span text:style-name="_5f_OOoComputerIdent">Liste</text:span><text:span text:style-name="_5f_OOoComputerSpecial">)</text:span><text:span text:style-name="_5f_OOoComputerIdent"> </text:span><text:span text:style-name="_5f_OOoComputerComment">#liste des pieces de départ</text:span></text:p>
      <text:p text:style-name="P1"><text:span text:style-name="_5f_OOoComputerIdent"><text:s text:c="4"/>Lparams</text:span><text:span text:style-name="_5f_OOoComputerSpecial">=[]</text:span><text:span text:style-name="_5f_OOoComputerIdent"> </text:span><text:span text:style-name="_5f_OOoComputerComment">#contient [piece,tourne,symetrie,ligne,colonne]</text:span></text:p>
      <text:p text:style-name="P1"><text:span text:style-name="_5f_OOoComputerIdent"><text:s text:c="4"/>s</text:span><text:span text:style-name="_5f_OOoComputerSpecial">,</text:span><text:span text:style-name="_5f_OOoComputerIdent">t</text:span><text:span text:style-name="_5f_OOoComputerSpecial">,</text:span><text:span text:style-name="_5f_OOoComputerIdent">i</text:span><text:span text:style-name="_5f_OOoComputerSpecial">,</text:span><text:span text:style-name="_5f_OOoComputerIdent">j</text:span><text:span text:style-name="_5f_OOoComputerSpecial">=</text:span><text:span text:style-name="_5f_OOoComputerLiteral">0</text:span><text:span text:style-name="_5f_OOoComputerSpecial">,</text:span><text:span text:style-name="_5f_OOoComputerLiteral">0</text:span><text:span text:style-name="_5f_OOoComputerSpecial">,</text:span><text:span text:style-name="_5f_OOoComputerLiteral">0</text:span><text:span text:style-name="_5f_OOoComputerSpecial">,</text:span><text:span text:style-name="_5f_OOoComputerLiteral">0</text:span><text:span text:style-name="_5f_OOoComputerIdent"> </text:span><text:span text:style-name="_5f_OOoComputerComment">#compteurs de symetrie, tourne, ligne et colonne</text:span></text:p>
      <text:p text:style-name="P1"><text:span text:style-name="_5f_OOoComputerIdent"><text:s text:c="4"/>k </text:span><text:span text:style-name="_5f_OOoComputerSpecial">=</text:span><text:span text:style-name="_5f_OOoComputerIdent"> </text:span><text:span text:style-name="_5f_OOoComputerLiteral">0</text:span><text:span text:style-name="_5f_OOoComputerIdent"> </text:span><text:span text:style-name="_5f_OOoComputerComment">#compteur de tours</text:span></text:p>
      <text:p text:style-name="P1"><text:span text:style-name="_5f_OOoComputerIdent"><text:s text:c="4"/></text:span><text:span text:style-name="_5f_OOoComputerKeyWord">while</text:span><text:span text:style-name="_5f_OOoComputerIdent"> </text:span><text:span text:style-name="_5f_OOoComputerAltKeyWord">len</text:span><text:span text:style-name="_5f_OOoComputerSpecial">(</text:span><text:span text:style-name="_5f_OOoComputerIdent">L</text:span><text:span text:style-name="_5f_OOoComputerSpecial">)!=</text:span><text:span text:style-name="_5f_OOoComputerLiteral">0</text:span><text:span text:style-name="_5f_OOoComputerSpecial">:</text:span></text:p>
      <text:p text:style-name="P1"><text:span text:style-name="_5f_OOoComputerIdent"><text:s text:c="8"/>k </text:span><text:span text:style-name="_5f_OOoComputerSpecial">+=</text:span><text:span text:style-name="_5f_OOoComputerIdent"> </text:span><text:span text:style-name="_5f_OOoComputerLiteral">1</text:span></text:p>
      <text:p text:style-name="P1"><text:span text:style-name="_5f_OOoComputerIdent"><text:s text:c="8"/>posee</text:span><text:span text:style-name="_5f_OOoComputerSpecial">=</text:span><text:span text:style-name="_5f_OOoComputerAltKeyWord">False</text:span><text:span text:style-name="_5f_OOoComputerIdent"> </text:span><text:span text:style-name="_5f_OOoComputerComment">#au départ la piece n'est pas posée</text:span></text:p>
      <text:p text:style-name="P1"><text:span text:style-name="_5f_OOoComputerIdent"><text:s text:c="8"/></text:span></text:p>
      <text:p text:style-name="P1"><text:span text:style-name="_5f_OOoComputerIdent"><text:s text:c="8"/></text:span><text:span text:style-name="_5f_OOoComputerComment">#on teste toutes les possibilités de positionnement de la piece</text:span></text:p>
      <text:p text:style-name="P1"><text:span text:style-name="_5f_OOoComputerIdent"><text:s text:c="8"/></text:span><text:span text:style-name="_5f_OOoComputerKeyWord">while</text:span><text:span text:style-name="_5f_OOoComputerIdent"> s</text:span><text:span text:style-name="_5f_OOoComputerSpecial">&lt;</text:span><text:span text:style-name="_5f_OOoComputerLiteral">2</text:span><text:span text:style-name="_5f_OOoComputerIdent"> </text:span><text:span text:style-name="_5f_OOoComputerKeyWord">and</text:span><text:span text:style-name="_5f_OOoComputerIdent"> </text:span><text:span text:style-name="_5f_OOoComputerKeyWord">not</text:span><text:span text:style-name="_5f_OOoComputerIdent"> posee</text:span><text:span text:style-name="_5f_OOoComputerSpecial">:</text:span><text:span text:style-name="_5f_OOoComputerIdent"> </text:span><text:span text:style-name="_5f_OOoComputerComment">#symetrie</text:span></text:p>
      <text:p text:style-name="P1"><text:span text:style-name="_5f_OOoComputerIdent"><text:s text:c="12"/></text:span><text:span text:style-name="_5f_OOoComputerKeyWord">while</text:span><text:span text:style-name="_5f_OOoComputerIdent"> t</text:span><text:span text:style-name="_5f_OOoComputerSpecial">&lt;</text:span><text:span text:style-name="_5f_OOoComputerLiteral">4</text:span><text:span text:style-name="_5f_OOoComputerIdent"> </text:span><text:span text:style-name="_5f_OOoComputerKeyWord">and</text:span><text:span text:style-name="_5f_OOoComputerIdent"> </text:span><text:span text:style-name="_5f_OOoComputerKeyWord">not</text:span><text:span text:style-name="_5f_OOoComputerIdent"> posee</text:span><text:span text:style-name="_5f_OOoComputerSpecial">:</text:span><text:span text:style-name="_5f_OOoComputerIdent"> </text:span><text:span text:style-name="_5f_OOoComputerComment">#tourne</text:span></text:p>
      <text:p text:style-name="P1"><text:span text:style-name="_5f_OOoComputerIdent"><text:s text:c="16"/></text:span><text:span text:style-name="_5f_OOoComputerKeyWord">while</text:span><text:span text:style-name="_5f_OOoComputerIdent"> i</text:span><text:span text:style-name="_5f_OOoComputerSpecial">&lt;=</text:span><text:span text:style-name="_5f_OOoComputerAltKeyWord">len</text:span><text:span text:style-name="_5f_OOoComputerSpecial">(</text:span><text:span text:style-name="_5f_OOoComputerIdent">Plateau</text:span><text:span text:style-name="_5f_OOoComputerSpecial">)-</text:span><text:span text:style-name="_5f_OOoComputerAltKeyWord">len</text:span><text:span text:style-name="_5f_OOoComputerSpecial">(</text:span><text:span text:style-name="_5f_OOoComputerIdent">L</text:span><text:span text:style-name="_5f_OOoComputerSpecial">[</text:span><text:span text:style-name="_5f_OOoComputerLiteral">0</text:span><text:span text:style-name="_5f_OOoComputerSpecial">])</text:span><text:span text:style-name="_5f_OOoComputerIdent"> </text:span><text:span text:style-name="_5f_OOoComputerKeyWord">and</text:span><text:span text:style-name="_5f_OOoComputerIdent"> </text:span><text:span text:style-name="_5f_OOoComputerKeyWord">not</text:span><text:span text:style-name="_5f_OOoComputerIdent"> posee</text:span><text:span text:style-name="_5f_OOoComputerSpecial">:</text:span><text:span text:style-name="_5f_OOoComputerIdent"> </text:span><text:span text:style-name="_5f_OOoComputerComment">#ligne</text:span></text:p>
      <text:p text:style-name="P1"><text:span text:style-name="_5f_OOoComputerIdent"><text:s text:c="20"/></text:span><text:span text:style-name="_5f_OOoComputerKeyWord">while</text:span><text:span text:style-name="_5f_OOoComputerIdent"> j</text:span><text:span text:style-name="_5f_OOoComputerSpecial">&lt;=</text:span><text:span text:style-name="_5f_OOoComputerAltKeyWord">len</text:span><text:span text:style-name="_5f_OOoComputerSpecial">(</text:span><text:span text:style-name="_5f_OOoComputerIdent">Plateau</text:span><text:span text:style-name="_5f_OOoComputerSpecial">[</text:span><text:span text:style-name="_5f_OOoComputerLiteral">0</text:span><text:span text:style-name="_5f_OOoComputerSpecial">])-</text:span><text:span text:style-name="_5f_OOoComputerAltKeyWord">len</text:span><text:span text:style-name="_5f_OOoComputerSpecial">(</text:span><text:span text:style-name="_5f_OOoComputerIdent">L</text:span><text:span text:style-name="_5f_OOoComputerSpecial">[</text:span><text:span text:style-name="_5f_OOoComputerLiteral">0</text:span><text:span text:style-name="_5f_OOoComputerSpecial">][</text:span><text:span text:style-name="_5f_OOoComputerLiteral">0</text:span><text:span text:style-name="_5f_OOoComputerSpecial">])</text:span><text:span text:style-name="_5f_OOoComputerIdent"> </text:span><text:span text:style-name="_5f_OOoComputerKeyWord">and</text:span><text:span text:style-name="_5f_OOoComputerIdent"> </text:span><text:span text:style-name="_5f_OOoComputerKeyWord">not</text:span><text:span text:style-name="_5f_OOoComputerIdent"> posee</text:span><text:span text:style-name="_5f_OOoComputerSpecial">:</text:span><text:span text:style-name="_5f_OOoComputerIdent"> </text:span><text:span text:style-name="_5f_OOoComputerComment">#colonne</text:span></text:p>
      <text:p text:style-name="P1"><text:span text:style-name="_5f_OOoComputerIdent"><text:s text:c="24"/>nP </text:span><text:span text:style-name="_5f_OOoComputerSpecial">=</text:span><text:span text:style-name="_5f_OOoComputerIdent"> ajout</text:span><text:span text:style-name="_5f_OOoComputerSpecial">(</text:span><text:span text:style-name="_5f_OOoComputerIdent">L</text:span><text:span text:style-name="_5f_OOoComputerSpecial">[</text:span><text:span text:style-name="_5f_OOoComputerLiteral">0</text:span><text:span text:style-name="_5f_OOoComputerSpecial">],</text:span><text:span text:style-name="_5f_OOoComputerIdent">Plateau</text:span><text:span text:style-name="_5f_OOoComputerSpecial">,</text:span><text:span text:style-name="_5f_OOoComputerIdent">i</text:span><text:span text:style-name="_5f_OOoComputerSpecial">,</text:span><text:span text:style-name="_5f_OOoComputerIdent">j</text:span><text:span text:style-name="_5f_OOoComputerSpecial">)</text:span></text:p>
      <text:p text:style-name="P1"><text:span text:style-name="_5f_OOoComputerIdent"><text:s text:c="24"/></text:span><text:span text:style-name="_5f_OOoComputerKeyWord">if</text:span><text:span text:style-name="_5f_OOoComputerIdent"> </text:span><text:span text:style-name="_5f_OOoComputerAltKeyWord">type</text:span><text:span text:style-name="_5f_OOoComputerSpecial">(</text:span><text:span text:style-name="_5f_OOoComputerIdent">nP</text:span><text:span text:style-name="_5f_OOoComputerSpecial">)!=</text:span><text:span text:style-name="_5f_OOoComputerAltKeyWord">bool</text:span><text:span text:style-name="_5f_OOoComputerIdent"> </text:span><text:span text:style-name="_5f_OOoComputerSpecial">:</text:span></text:p>
      <text:p text:style-name="P1"><text:span text:style-name="_5f_OOoComputerIdent"><text:s text:c="28"/>Plateau </text:span><text:span text:style-name="_5f_OOoComputerSpecial">=</text:span><text:span text:style-name="_5f_OOoComputerIdent"> nP</text:span></text:p>
      <text:p text:style-name="P1"><text:span text:style-name="_5f_OOoComputerIdent"><text:s text:c="28"/>posee</text:span><text:span text:style-name="_5f_OOoComputerSpecial">=</text:span><text:span text:style-name="_5f_OOoComputerAltKeyWord">True</text:span></text:p>
      <text:p text:style-name="P1"><text:span text:style-name="_5f_OOoComputerIdent"><text:s text:c="28"/>Lparams</text:span><text:span text:style-name="_5f_OOoComputerSpecial">.</text:span><text:span text:style-name="_5f_OOoComputerAltKeyWord">append</text:span><text:span text:style-name="_5f_OOoComputerSpecial">([</text:span><text:span text:style-name="_5f_OOoComputerIdent">L</text:span><text:span text:style-name="_5f_OOoComputerSpecial">[</text:span><text:span text:style-name="_5f_OOoComputerLiteral">0</text:span><text:span text:style-name="_5f_OOoComputerSpecial">],</text:span><text:span text:style-name="_5f_OOoComputerIdent">s</text:span><text:span text:style-name="_5f_OOoComputerSpecial">,</text:span><text:span text:style-name="_5f_OOoComputerIdent">t</text:span><text:span text:style-name="_5f_OOoComputerSpecial">,</text:span><text:span text:style-name="_5f_OOoComputerIdent">i</text:span><text:span text:style-name="_5f_OOoComputerSpecial">,</text:span><text:span text:style-name="_5f_OOoComputerIdent">j</text:span><text:span text:style-name="_5f_OOoComputerSpecial">])</text:span><text:span text:style-name="_5f_OOoComputerIdent"> <text:s/></text:span><text:span text:style-name="_5f_OOoComputerComment">#[piece,tourne,symetrie,ligne, colonne]</text:span></text:p>
      <text:p text:style-name="P1"><text:span text:style-name="_5f_OOoComputerIdent"><text:s text:c="24"/>j</text:span><text:span text:style-name="_5f_OOoComputerSpecial">+=</text:span><text:span text:style-name="_5f_OOoComputerLiteral">1</text:span></text:p>
      <text:p text:style-name="P1"><text:span text:style-name="_5f_OOoComputerIdent"><text:s text:c="20"/>j</text:span><text:span text:style-name="_5f_OOoComputerSpecial">=</text:span><text:span text:style-name="_5f_OOoComputerLiteral">0</text:span></text:p>
      <text:p text:style-name="P1"><text:span text:style-name="_5f_OOoComputerIdent"><text:s text:c="20"/>i</text:span><text:span text:style-name="_5f_OOoComputerSpecial">+=</text:span><text:span text:style-name="_5f_OOoComputerLiteral">1</text:span></text:p>
      <text:p text:style-name="P1"><text:span text:style-name="_5f_OOoComputerIdent"><text:s text:c="16"/>i</text:span><text:span text:style-name="_5f_OOoComputerSpecial">=</text:span><text:span text:style-name="_5f_OOoComputerLiteral">0</text:span></text:p>
      <text:p text:style-name="P1"><text:span text:style-name="_5f_OOoComputerIdent"><text:s text:c="16"/>L</text:span><text:span text:style-name="_5f_OOoComputerSpecial">[</text:span><text:span text:style-name="_5f_OOoComputerLiteral">0</text:span><text:span text:style-name="_5f_OOoComputerSpecial">]=</text:span><text:span text:style-name="_5f_OOoComputerIdent">tourne90</text:span><text:span text:style-name="_5f_OOoComputerSpecial">(</text:span><text:span text:style-name="_5f_OOoComputerIdent">L</text:span><text:span text:style-name="_5f_OOoComputerSpecial">[</text:span><text:span text:style-name="_5f_OOoComputerLiteral">0</text:span><text:span text:style-name="_5f_OOoComputerSpecial">])</text:span></text:p>
      <text:p text:style-name="P1"><text:span text:style-name="_5f_OOoComputerIdent"><text:s text:c="16"/>t</text:span><text:span text:style-name="_5f_OOoComputerSpecial">+=</text:span><text:span text:style-name="_5f_OOoComputerLiteral">1</text:span></text:p>
      <text:p text:style-name="P1"><text:span text:style-name="_5f_OOoComputerIdent"><text:s text:c="12"/>t</text:span><text:span text:style-name="_5f_OOoComputerSpecial">=</text:span><text:span text:style-name="_5f_OOoComputerLiteral">0</text:span></text:p>
      <text:p text:style-name="P1"><text:span text:style-name="_5f_OOoComputerIdent"><text:s text:c="12"/>L</text:span><text:span text:style-name="_5f_OOoComputerSpecial">[</text:span><text:span text:style-name="_5f_OOoComputerLiteral">0</text:span><text:span text:style-name="_5f_OOoComputerSpecial">]=</text:span><text:span text:style-name="_5f_OOoComputerIdent">retourne</text:span><text:span text:style-name="_5f_OOoComputerSpecial">(</text:span><text:span text:style-name="_5f_OOoComputerIdent">L</text:span><text:span text:style-name="_5f_OOoComputerSpecial">[</text:span><text:span text:style-name="_5f_OOoComputerLiteral">0</text:span><text:span text:style-name="_5f_OOoComputerSpecial">])</text:span></text:p>
      <text:p text:style-name="P1"><text:span text:style-name="_5f_OOoComputerIdent"><text:s text:c="12"/>s</text:span><text:span text:style-name="_5f_OOoComputerSpecial">+=</text:span><text:span text:style-name="_5f_OOoComputerLiteral">1</text:span></text:p>
      <text:p text:style-name="P1"><text:span text:style-name="_5f_OOoComputerIdent"><text:s text:c="8"/>s</text:span><text:span text:style-name="_5f_OOoComputerSpecial">=</text:span><text:span text:style-name="_5f_OOoComputerLiteral">0</text:span></text:p>
      <text:p text:style-name="P1"><text:span text:style-name="_5f_OOoComputerIdent"><text:s text:c="8"/></text:span><text:span text:style-name="_5f_OOoComputerKeyWord">if</text:span><text:span text:style-name="_5f_OOoComputerIdent"> </text:span><text:span text:style-name="_5f_OOoComputerKeyWord">not</text:span><text:span text:style-name="_5f_OOoComputerIdent"> posee</text:span><text:span text:style-name="_5f_OOoComputerSpecial">:</text:span><text:span text:style-name="_5f_OOoComputerIdent"> </text:span><text:span text:style-name="_5f_OOoComputerComment">#si la piece n'est pas posée</text:span></text:p>
      <text:p text:style-name="P1"><text:span text:style-name="_5f_OOoComputerIdent"><text:s text:c="12"/></text:span><text:span text:style-name="_5f_OOoComputerKeyWord">if</text:span><text:span text:style-name="_5f_OOoComputerIdent"> </text:span><text:span text:style-name="_5f_OOoComputerAltKeyWord">len</text:span><text:span text:style-name="_5f_OOoComputerSpecial">(</text:span><text:span text:style-name="_5f_OOoComputerIdent">Lparams</text:span><text:span text:style-name="_5f_OOoComputerSpecial">)==</text:span><text:span text:style-name="_5f_OOoComputerLiteral">0</text:span><text:span text:style-name="_5f_OOoComputerSpecial">:</text:span></text:p>
      <text:p text:style-name="P1"><text:soft-page-break/><text:span text:style-name="_5f_OOoComputerIdent"><text:s text:c="16"/></text:span><text:span text:style-name="_5f_OOoComputerKeyWord">return</text:span><text:span text:style-name="_5f_OOoComputerIdent"> Plateau</text:span><text:span text:style-name="_5f_OOoComputerSpecial">,</text:span><text:span text:style-name="_5f_OOoComputerIdent"> </text:span><text:span text:style-name="_5f_OOoComputerLiteral">"échec"</text:span></text:p>
      <text:p text:style-name="P1"><text:span text:style-name="_5f_OOoComputerIdent"><text:s text:c="12"/></text:span></text:p>
      <text:p text:style-name="P1"><text:span text:style-name="_5f_OOoComputerIdent"><text:s text:c="12"/>L</text:span><text:span text:style-name="_5f_OOoComputerSpecial">=</text:span><text:span text:style-name="_5f_OOoComputerIdent">Liste</text:span><text:span text:style-name="_5f_OOoComputerSpecial">[</text:span><text:span text:style-name="_5f_OOoComputerAltKeyWord">len</text:span><text:span text:style-name="_5f_OOoComputerSpecial">(</text:span><text:span text:style-name="_5f_OOoComputerIdent">Liste</text:span><text:span text:style-name="_5f_OOoComputerSpecial">)-</text:span><text:span text:style-name="_5f_OOoComputerAltKeyWord">len</text:span><text:span text:style-name="_5f_OOoComputerSpecial">(</text:span><text:span text:style-name="_5f_OOoComputerIdent">L</text:span><text:span text:style-name="_5f_OOoComputerSpecial">)-</text:span><text:span text:style-name="_5f_OOoComputerLiteral">1</text:span><text:span text:style-name="_5f_OOoComputerSpecial">:]</text:span><text:span text:style-name="_5f_OOoComputerIdent"> </text:span><text:span text:style-name="_5f_OOoComputerComment">#on ajoute la pièce d'avant aux pieces non posées</text:span></text:p>
      <text:p text:style-name="P1"><text:span text:style-name="_5f_OOoComputerIdent"><text:s text:c="12"/>L</text:span><text:span text:style-name="_5f_OOoComputerSpecial">[</text:span><text:span text:style-name="_5f_OOoComputerLiteral">0</text:span><text:span text:style-name="_5f_OOoComputerSpecial">],</text:span><text:span text:style-name="_5f_OOoComputerIdent"> s</text:span><text:span text:style-name="_5f_OOoComputerSpecial">,</text:span><text:span text:style-name="_5f_OOoComputerIdent"> t</text:span><text:span text:style-name="_5f_OOoComputerSpecial">,</text:span><text:span text:style-name="_5f_OOoComputerIdent"> i</text:span><text:span text:style-name="_5f_OOoComputerSpecial">,</text:span><text:span text:style-name="_5f_OOoComputerIdent"> j </text:span><text:span text:style-name="_5f_OOoComputerSpecial">=</text:span><text:span text:style-name="_5f_OOoComputerIdent">Lparams</text:span><text:span text:style-name="_5f_OOoComputerSpecial">[-</text:span><text:span text:style-name="_5f_OOoComputerLiteral">1</text:span><text:span text:style-name="_5f_OOoComputerSpecial">][</text:span><text:span text:style-name="_5f_OOoComputerLiteral">0</text:span><text:span text:style-name="_5f_OOoComputerSpecial">],</text:span><text:span text:style-name="_5f_OOoComputerIdent"> Lparams</text:span><text:span text:style-name="_5f_OOoComputerSpecial">[-</text:span><text:span text:style-name="_5f_OOoComputerLiteral">1</text:span><text:span text:style-name="_5f_OOoComputerSpecial">][</text:span><text:span text:style-name="_5f_OOoComputerLiteral">1</text:span><text:span text:style-name="_5f_OOoComputerSpecial">],</text:span><text:span text:style-name="_5f_OOoComputerIdent"> Lparams</text:span><text:span text:style-name="_5f_OOoComputerSpecial">[-</text:span><text:span text:style-name="_5f_OOoComputerLiteral">1</text:span><text:span text:style-name="_5f_OOoComputerSpecial">][</text:span><text:span text:style-name="_5f_OOoComputerLiteral">2</text:span><text:span text:style-name="_5f_OOoComputerSpecial">],</text:span><text:span text:style-name="_5f_OOoComputerIdent"> Lparams</text:span><text:span text:style-name="_5f_OOoComputerSpecial">[-</text:span><text:span text:style-name="_5f_OOoComputerLiteral">1</text:span><text:span text:style-name="_5f_OOoComputerSpecial">][</text:span><text:span text:style-name="_5f_OOoComputerLiteral">3</text:span><text:span text:style-name="_5f_OOoComputerSpecial">],</text:span><text:span text:style-name="_5f_OOoComputerIdent"> Lparams</text:span><text:span text:style-name="_5f_OOoComputerSpecial">[-</text:span><text:span text:style-name="_5f_OOoComputerLiteral">1</text:span><text:span text:style-name="_5f_OOoComputerSpecial">][</text:span><text:span text:style-name="_5f_OOoComputerLiteral">4</text:span><text:span text:style-name="_5f_OOoComputerSpecial">]</text:span><text:span text:style-name="_5f_OOoComputerIdent"> </text:span><text:span text:style-name="_5f_OOoComputerComment">#pour reprendre la </text:span><text:span text:style-name="_5f_OOoComputerComment"><text:span text:style-name="T6">où</text:span></text:span><text:span text:style-name="_5f_OOoComputerComment"> on s'était arreté avec la pièce davant</text:span></text:p>
      <text:p text:style-name="P1"><text:span text:style-name="_5f_OOoComputerIdent"><text:s text:c="12"/>Lparams</text:span><text:span text:style-name="_5f_OOoComputerSpecial">=</text:span><text:span text:style-name="_5f_OOoComputerIdent">Lparams</text:span><text:span text:style-name="_5f_OOoComputerSpecial">[:-</text:span><text:span text:style-name="_5f_OOoComputerLiteral">1</text:span><text:span text:style-name="_5f_OOoComputerSpecial">]</text:span><text:span text:style-name="_5f_OOoComputerIdent"> </text:span><text:span text:style-name="_5f_OOoComputerComment">#on retire la pièce d'avant des </text:span><text:span text:style-name="_5f_OOoComputerComment"><text:span text:style-name="T6">pièces</text:span></text:span><text:span text:style-name="_5f_OOoComputerComment"> posées</text:span></text:p>
      <text:p text:style-name="P1"><text:span text:style-name="_5f_OOoComputerIdent"><text:s text:c="12"/></text:span></text:p>
      <text:p text:style-name="P1"><text:span text:style-name="_5f_OOoComputerIdent"><text:s text:c="12"/></text:span><text:span text:style-name="_5f_OOoComputerKeyWord">if</text:span><text:span text:style-name="_5f_OOoComputerIdent"> i</text:span><text:span text:style-name="_5f_OOoComputerSpecial">&gt;</text:span><text:span text:style-name="_5f_OOoComputerAltKeyWord">len</text:span><text:span text:style-name="_5f_OOoComputerSpecial">(</text:span><text:span text:style-name="_5f_OOoComputerIdent">Plateau</text:span><text:span text:style-name="_5f_OOoComputerSpecial">)-</text:span><text:span text:style-name="_5f_OOoComputerAltKeyWord">len</text:span><text:span text:style-name="_5f_OOoComputerSpecial">(</text:span><text:span text:style-name="_5f_OOoComputerIdent">L</text:span><text:span text:style-name="_5f_OOoComputerSpecial">[</text:span><text:span text:style-name="_5f_OOoComputerLiteral">0</text:span><text:span text:style-name="_5f_OOoComputerSpecial">]):</text:span><text:span text:style-name="_5f_OOoComputerIdent"> </text:span></text:p>
      <text:p text:style-name="P1"><text:span text:style-name="_5f_OOoComputerIdent"><text:s text:c="16"/>i</text:span><text:span text:style-name="_5f_OOoComputerSpecial">=</text:span><text:span text:style-name="_5f_OOoComputerLiteral">0</text:span></text:p>
      <text:p text:style-name="P1"><text:span text:style-name="_5f_OOoComputerIdent"><text:s text:c="16"/></text:span><text:span text:style-name="_5f_OOoComputerKeyWord">if</text:span><text:span text:style-name="_5f_OOoComputerIdent"> j</text:span><text:span text:style-name="_5f_OOoComputerSpecial">&gt;</text:span><text:span text:style-name="_5f_OOoComputerAltKeyWord">len</text:span><text:span text:style-name="_5f_OOoComputerSpecial">(</text:span><text:span text:style-name="_5f_OOoComputerIdent">Plateau</text:span><text:span text:style-name="_5f_OOoComputerSpecial">[</text:span><text:span text:style-name="_5f_OOoComputerLiteral">0</text:span><text:span text:style-name="_5f_OOoComputerSpecial">])-</text:span><text:span text:style-name="_5f_OOoComputerAltKeyWord">len</text:span><text:span text:style-name="_5f_OOoComputerSpecial">(</text:span><text:span text:style-name="_5f_OOoComputerIdent">L</text:span><text:span text:style-name="_5f_OOoComputerSpecial">[</text:span><text:span text:style-name="_5f_OOoComputerLiteral">0</text:span><text:span text:style-name="_5f_OOoComputerSpecial">][</text:span><text:span text:style-name="_5f_OOoComputerLiteral">0</text:span><text:span text:style-name="_5f_OOoComputerSpecial">]):</text:span><text:span text:style-name="_5f_OOoComputerIdent"> </text:span></text:p>
      <text:p text:style-name="P1"><text:span text:style-name="_5f_OOoComputerIdent"><text:s text:c="20"/>j</text:span><text:span text:style-name="_5f_OOoComputerSpecial">=</text:span><text:span text:style-name="_5f_OOoComputerLiteral">0</text:span></text:p>
      <text:p text:style-name="P1"><text:span text:style-name="_5f_OOoComputerIdent"><text:s text:c="20"/></text:span><text:span text:style-name="_5f_OOoComputerKeyWord">if</text:span><text:span text:style-name="_5f_OOoComputerIdent"> t</text:span><text:span text:style-name="_5f_OOoComputerSpecial">&gt;</text:span><text:span text:style-name="_5f_OOoComputerLiteral">3</text:span><text:span text:style-name="_5f_OOoComputerSpecial">:</text:span></text:p>
      <text:p text:style-name="P1"><text:span text:style-name="_5f_OOoComputerIdent"><text:s text:c="24"/>t</text:span><text:span text:style-name="_5f_OOoComputerSpecial">=</text:span><text:span text:style-name="_5f_OOoComputerLiteral">0</text:span></text:p>
      <text:p text:style-name="P1"><text:span text:style-name="_5f_OOoComputerIdent"><text:s text:c="24"/></text:span><text:span text:style-name="_5f_OOoComputerKeyWord">if</text:span><text:span text:style-name="_5f_OOoComputerIdent"> s</text:span><text:span text:style-name="_5f_OOoComputerSpecial">&gt;</text:span><text:span text:style-name="_5f_OOoComputerLiteral">0</text:span><text:span text:style-name="_5f_OOoComputerSpecial">:</text:span></text:p>
      <text:p text:style-name="P1"><text:span text:style-name="_5f_OOoComputerIdent"><text:s text:c="28"/></text:span><text:span text:style-name="_5f_OOoComputerComment">#Toutes les positions ont été testées ...</text:span></text:p>
      <text:p text:style-name="P1"><text:span text:style-name="_5f_OOoComputerIdent"><text:s text:c="28"/></text:span><text:span text:style-name="_5f_OOoComputerSpecial">()</text:span></text:p>
      <text:p text:style-name="P1"><text:span text:style-name="_5f_OOoComputerIdent"><text:s text:c="24"/></text:span><text:span text:style-name="_5f_OOoComputerKeyWord">else</text:span><text:span text:style-name="_5f_OOoComputerSpecial">:</text:span></text:p>
      <text:p text:style-name="P1"><text:span text:style-name="_5f_OOoComputerIdent"><text:s text:c="28"/>s</text:span><text:span text:style-name="_5f_OOoComputerSpecial">+=</text:span><text:span text:style-name="_5f_OOoComputerLiteral">1</text:span></text:p>
      <text:p text:style-name="P1"><text:span text:style-name="_5f_OOoComputerIdent"><text:s text:c="28"/>L</text:span><text:span text:style-name="_5f_OOoComputerSpecial">[</text:span><text:span text:style-name="_5f_OOoComputerLiteral">0</text:span><text:span text:style-name="_5f_OOoComputerSpecial">]=</text:span><text:span text:style-name="_5f_OOoComputerIdent">retourne</text:span><text:span text:style-name="_5f_OOoComputerSpecial">(</text:span><text:span text:style-name="_5f_OOoComputerIdent">L</text:span><text:span text:style-name="_5f_OOoComputerSpecial">[</text:span><text:span text:style-name="_5f_OOoComputerLiteral">0</text:span><text:span text:style-name="_5f_OOoComputerSpecial">])</text:span></text:p>
      <text:p text:style-name="P1"><text:span text:style-name="_5f_OOoComputerIdent"><text:s text:c="20"/></text:span><text:span text:style-name="_5f_OOoComputerKeyWord">else</text:span><text:span text:style-name="_5f_OOoComputerSpecial">:</text:span></text:p>
      <text:p text:style-name="P1"><text:span text:style-name="_5f_OOoComputerIdent"><text:s text:c="24"/>t</text:span><text:span text:style-name="_5f_OOoComputerSpecial">+=</text:span><text:span text:style-name="_5f_OOoComputerLiteral">1</text:span></text:p>
      <text:p text:style-name="P1"><text:span text:style-name="_5f_OOoComputerIdent"><text:s text:c="24"/>L</text:span><text:span text:style-name="_5f_OOoComputerSpecial">[</text:span><text:span text:style-name="_5f_OOoComputerLiteral">0</text:span><text:span text:style-name="_5f_OOoComputerSpecial">]=</text:span><text:span text:style-name="_5f_OOoComputerIdent">tourne90</text:span><text:span text:style-name="_5f_OOoComputerSpecial">(</text:span><text:span text:style-name="_5f_OOoComputerIdent">L</text:span><text:span text:style-name="_5f_OOoComputerSpecial">[</text:span><text:span text:style-name="_5f_OOoComputerLiteral">0</text:span><text:span text:style-name="_5f_OOoComputerSpecial">])</text:span></text:p>
      <text:p text:style-name="P1"><text:span text:style-name="_5f_OOoComputerIdent"><text:s text:c="16"/></text:span><text:span text:style-name="_5f_OOoComputerKeyWord">else</text:span><text:span text:style-name="_5f_OOoComputerSpecial">:</text:span></text:p>
      <text:p text:style-name="P1"><text:span text:style-name="_5f_OOoComputerIdent"><text:s text:c="20"/>j</text:span><text:span text:style-name="_5f_OOoComputerSpecial">+=</text:span><text:span text:style-name="_5f_OOoComputerLiteral">1</text:span></text:p>
      <text:p text:style-name="P1"><text:span text:style-name="_5f_OOoComputerIdent"><text:s text:c="12"/></text:span><text:span text:style-name="_5f_OOoComputerKeyWord">else</text:span><text:span text:style-name="_5f_OOoComputerSpecial">:</text:span><text:span text:style-name="_5f_OOoComputerIdent"> </text:span></text:p>
      <text:p text:style-name="P1"><text:span text:style-name="_5f_OOoComputerIdent"><text:s text:c="16"/>i</text:span><text:span text:style-name="_5f_OOoComputerSpecial">+=</text:span><text:span text:style-name="_5f_OOoComputerLiteral">1</text:span></text:p>
      <text:p text:style-name="P1"><text:span text:style-name="_5f_OOoComputerIdent"/></text:p>
      <text:p text:style-name="P1"><text:span text:style-name="_5f_OOoComputerIdent"><text:s text:c="12"/>Plateau</text:span><text:span text:style-name="_5f_OOoComputerSpecial">=</text:span><text:span text:style-name="_5f_OOoComputerIdent">applique</text:span><text:span text:style-name="_5f_OOoComputerSpecial">(</text:span><text:span text:style-name="_5f_OOoComputerIdent">Lparams</text:span><text:span text:style-name="_5f_OOoComputerSpecial">,</text:span><text:span text:style-name="_5f_OOoComputerIdent">Plateau</text:span><text:span text:style-name="_5f_OOoComputerSpecial">)</text:span><text:span text:style-name="_5f_OOoComputerIdent"> </text:span><text:span text:style-name="_5f_OOoComputerComment">#on reprend le plateau sans la </text:span><text:span text:style-name="_5f_OOoComputerComment"><text:span text:style-name="T7">#</text:span></text:span><text:span text:style-name="_5f_OOoComputerComment">pièce d'avant</text:span></text:p>
      <text:p text:style-name="P1"><text:span text:style-name="_5f_OOoComputerIdent"><text:s text:c="12"/></text:span></text:p>
      <text:p text:style-name="P1"><text:span text:style-name="_5f_OOoComputerIdent"><text:s text:c="8"/></text:span><text:span text:style-name="_5f_OOoComputerKeyWord">else</text:span><text:span text:style-name="_5f_OOoComputerSpecial">:</text:span></text:p>
      <text:p text:style-name="P1"><text:span text:style-name="_5f_OOoComputerIdent"><text:s text:c="12"/>L</text:span><text:span text:style-name="_5f_OOoComputerSpecial">=</text:span><text:span text:style-name="_5f_OOoComputerIdent">L</text:span><text:span text:style-name="_5f_OOoComputerSpecial">[</text:span><text:span text:style-name="_5f_OOoComputerLiteral">1</text:span><text:span text:style-name="_5f_OOoComputerSpecial">:]</text:span><text:span text:style-name="_5f_OOoComputerIdent"> </text:span><text:span text:style-name="_5f_OOoComputerComment"># liste des pieces restantes</text:span></text:p>
      <text:p text:style-name="P1"><text:span text:style-name="_5f_OOoComputerIdent"/></text:p>
      <text:p text:style-name="P1"><text:span text:style-name="_5f_OOoComputerIdent"><text:s text:c="4"/></text:span><text:span text:style-name="_5f_OOoComputerKeyWord">return</text:span><text:span text:style-name="_5f_OOoComputerIdent"> Plateau</text:span></text:p>
      <text:p text:style-name="P1"><text:span text:style-name="_5f_OOoComputerIdent"/></text:p>
      <text:p text:style-name="P1"><text:span text:style-name="_5f_OOoComputerIdent"/></text:p>
      <text:p text:style-name="P1"><text:span text:style-name="_5f_OOoComputerIdent"/></text:p>
      <text:p text:style-name="P1"><text:span text:style-name="_5f_OOoComputerIdent"/></text:p>
      <text:p text:style-name="P1"><text:span text:style-name="_5f_OOoComputerIdent"/></text:p>
      <text:p text:style-name="P1"><text:span text:style-name="_5f_OOoComputerIdent"/></text:p>
      <text:p text:style-name="P1"><text:span text:style-name="_5f_OOoComputerIdent"/></text:p>
      <text:p text:style-name="P1"><text:span text:style-name="_5f_OOoComputerIdent"/></text:p>
      <text:p text:style-name="P2"><text:span text:style-name="_5f_OOoComputerIdent"><text:span text:style-name="T5">Étude pratique de complexité</text:span></text:span><text:span text:style-name="_5f_OOoComputerIdent"><text:span text:style-name="T3"> </text:span></text:span></text:p>
      <text:p text:style-name="P1"><text:span text:style-name="_5f_OOoComputerIdent"/></text:p>
      <text:p text:style-name="P1"><text:span text:style-name="_5f_OOoComputerIdent">Liste20</text:span><text:span text:style-name="_5f_OOoComputerSpecial">=</text:span><text:span text:style-name="_5f_OOoComputerAltKeyWord">open</text:span><text:span text:style-name="_5f_OOoComputerSpecial">(</text:span><text:span text:style-name="_5f_OOoComputerLiteral">'combi - Copie/test20.txt'</text:span><text:span text:style-name="_5f_OOoComputerSpecial">,</text:span><text:span text:style-name="_5f_OOoComputerLiteral">'r'</text:span><text:span text:style-name="_5f_OOoComputerSpecial">)</text:span></text:p>
      <text:p text:style-name="P1"><text:span text:style-name="_5f_OOoComputerIdent"/></text:p>
      <text:p text:style-name="P1"><text:span text:style-name="_5f_OOoComputerIdent">Listes</text:span><text:span text:style-name="_5f_OOoComputerSpecial">=</text:span><text:span text:style-name="_5f_OOoComputerIdent">Liste20</text:span><text:span text:style-name="_5f_OOoComputerSpecial">.</text:span><text:span text:style-name="_5f_OOoComputerAltKeyWord">readlines</text:span><text:span text:style-name="_5f_OOoComputerSpecial">()</text:span></text:p>
      <text:p text:style-name="P1"><text:span text:style-name="_5f_OOoComputerIdent"><text:s/></text:span></text:p>
      <text:p text:style-name="P1"><text:span text:style-name="_5f_OOoComputerIdent">Liste20</text:span><text:span text:style-name="_5f_OOoComputerSpecial">.</text:span><text:span text:style-name="_5f_OOoComputerAltKeyWord">close</text:span><text:span text:style-name="_5f_OOoComputerSpecial">()</text:span></text:p>
      <text:p text:style-name="P1"><text:span text:style-name="_5f_OOoComputerIdent"/></text:p>
      <text:p text:style-name="P1"><text:span text:style-name="_5f_OOoComputerKeyWord">for</text:span><text:span text:style-name="_5f_OOoComputerIdent"> i </text:span><text:span text:style-name="_5f_OOoComputerKeyWord">in</text:span><text:span text:style-name="_5f_OOoComputerIdent"> </text:span><text:span text:style-name="_5f_OOoComputerAltKeyWord">range</text:span><text:span text:style-name="_5f_OOoComputerIdent"> </text:span><text:span text:style-name="_5f_OOoComputerSpecial">(</text:span><text:span text:style-name="_5f_OOoComputerAltKeyWord">len</text:span><text:span text:style-name="_5f_OOoComputerSpecial">(</text:span><text:span text:style-name="_5f_OOoComputerIdent">Listes</text:span><text:span text:style-name="_5f_OOoComputerSpecial">)):</text:span></text:p>
      <text:p text:style-name="P1"><text:span text:style-name="_5f_OOoComputerIdent"><text:s text:c="4"/>Listes</text:span><text:span text:style-name="_5f_OOoComputerSpecial">[</text:span><text:span text:style-name="_5f_OOoComputerIdent">i</text:span><text:span text:style-name="_5f_OOoComputerSpecial">]=</text:span><text:span text:style-name="_5f_OOoComputerAltKeyWord">eval</text:span><text:span text:style-name="_5f_OOoComputerSpecial">(</text:span><text:span text:style-name="_5f_OOoComputerIdent">Listes</text:span><text:span text:style-name="_5f_OOoComputerSpecial">[</text:span><text:span text:style-name="_5f_OOoComputerIdent">i</text:span><text:span text:style-name="_5f_OOoComputerSpecial">].</text:span><text:span text:style-name="_5f_OOoComputerAltKeyWord">strip</text:span><text:span text:style-name="_5f_OOoComputerSpecial">())</text:span></text:p>
      <text:p text:style-name="P1"><text:span text:style-name="_5f_OOoComputerIdent"/></text:p>
      <text:p text:style-name="P1"><text:span text:style-name="_5f_OOoComputerComment">#plateau</text:span></text:p>
      <text:p text:style-name="P1"><text:span text:style-name="_5f_OOoComputerIdent">LONG</text:span><text:span text:style-name="_5f_OOoComputerSpecial">=</text:span><text:span text:style-name="_5f_OOoComputerLiteral">4</text:span></text:p>
      <text:p text:style-name="P1"><text:span text:style-name="_5f_OOoComputerIdent">LARGE</text:span><text:span text:style-name="_5f_OOoComputerSpecial">=</text:span><text:span text:style-name="_5f_OOoComputerLiteral">5</text:span></text:p>
      <text:p text:style-name="P1"><text:span text:style-name="_5f_OOoComputerIdent">PB</text:span><text:span text:style-name="_5f_OOoComputerSpecial">=[[</text:span><text:span text:style-name="_5f_OOoComputerLiteral">0</text:span><text:span text:style-name="_5f_OOoComputerIdent"> </text:span><text:span text:style-name="_5f_OOoComputerKeyWord">for</text:span><text:span text:style-name="_5f_OOoComputerIdent"> _ </text:span><text:span text:style-name="_5f_OOoComputerKeyWord">in</text:span><text:span text:style-name="_5f_OOoComputerIdent"> </text:span><text:span text:style-name="_5f_OOoComputerAltKeyWord">range</text:span><text:span text:style-name="_5f_OOoComputerSpecial">(</text:span><text:span text:style-name="_5f_OOoComputerIdent">LARGE</text:span><text:span text:style-name="_5f_OOoComputerSpecial">)]</text:span><text:span text:style-name="_5f_OOoComputerKeyWord">for</text:span><text:span text:style-name="_5f_OOoComputerIdent"> _ </text:span><text:span text:style-name="_5f_OOoComputerKeyWord">in</text:span><text:span text:style-name="_5f_OOoComputerIdent"> </text:span><text:span text:style-name="_5f_OOoComputerAltKeyWord">range</text:span><text:span text:style-name="_5f_OOoComputerIdent"> </text:span><text:span text:style-name="_5f_OOoComputerSpecial">(</text:span><text:span text:style-name="_5f_OOoComputerIdent">LONG</text:span><text:span text:style-name="_5f_OOoComputerSpecial">)]</text:span><text:span text:style-name="_5f_OOoComputerIdent"> </text:span></text:p>
      <text:p text:style-name="P1"><text:span text:style-name="_5f_OOoComputerIdent"/></text:p>
      <text:p text:style-name="P1"><text:span text:style-name="_5f_OOoComputerIdent"/></text:p>
      <text:p text:style-name="P1"><text:span text:style-name="_5f_OOoComputerIdent">Cs2</text:span><text:span text:style-name="_5f_OOoComputerSpecial">=[]</text:span><text:span text:style-name="_5f_OOoComputerIdent"> <text:s/></text:span><text:span text:style-name="_5f_OOoComputerComment">#listes des complexités des grilles solubles dans l'ordre croissant</text:span></text:p>
      <text:p text:style-name="P1"><text:span text:style-name="_5f_OOoComputerIdent">Cs1</text:span><text:span text:style-name="_5f_OOoComputerSpecial">=[]</text:span><text:span text:style-name="_5f_OOoComputerIdent"> <text:s/></text:span><text:span text:style-name="_5f_OOoComputerComment">#dans l'ordre décroissant</text:span></text:p>
      <text:p text:style-name="P1"><text:span text:style-name="_5f_OOoComputerIdent">Cimp2</text:span><text:span text:style-name="_5f_OOoComputerSpecial">=[]</text:span><text:span text:style-name="_5f_OOoComputerIdent"> </text:span><text:span text:style-name="_5f_OOoComputerComment">#listes des complexités des grilles n'admettant pas de solutions</text:span></text:p>
      <text:p text:style-name="P1"><text:span text:style-name="_5f_OOoComputerIdent">Cimp1</text:span><text:span text:style-name="_5f_OOoComputerSpecial">=[]</text:span></text:p>
      <text:p text:style-name="P1"><text:span text:style-name="_5f_OOoComputerIdent">Coob1</text:span><text:span text:style-name="_5f_OOoComputerSpecial">=[]</text:span><text:span text:style-name="_5f_OOoComputerIdent"> </text:span><text:span text:style-name="_5f_OOoComputerComment">#listes des complexités des grilles prenant trop de temps à résoudre</text:span></text:p>
      <text:p text:style-name="P1"><text:span text:style-name="_5f_OOoComputerIdent">Coob2</text:span><text:span text:style-name="_5f_OOoComputerSpecial">=[]</text:span></text:p>
      <text:p text:style-name="P1"><text:span text:style-name="_5f_OOoComputerIdent"/></text:p>
      <text:p text:style-name="P1"><text:span text:style-name="_5f_OOoComputerIdent"/></text:p>
      <text:p text:style-name="P1"><text:span text:style-name="_5f_OOoComputerKeyWord">for</text:span><text:span text:style-name="_5f_OOoComputerIdent"> i </text:span><text:span text:style-name="_5f_OOoComputerKeyWord">in</text:span><text:span text:style-name="_5f_OOoComputerIdent"> </text:span><text:span text:style-name="_5f_OOoComputerAltKeyWord">range</text:span><text:span text:style-name="_5f_OOoComputerIdent"> </text:span><text:span text:style-name="_5f_OOoComputerSpecial">(</text:span><text:span text:style-name="_5f_OOoComputerLiteral">1915</text:span><text:span text:style-name="_5f_OOoComputerSpecial">):</text:span></text:p>
      <text:p text:style-name="P1"><text:span text:style-name="_5f_OOoComputerIdent"><text:s text:c="4"/>compl</text:span><text:span text:style-name="_5f_OOoComputerSpecial">=</text:span><text:span text:style-name="_5f_OOoComputerLiteral">0</text:span></text:p>
      <text:p text:style-name="P1"><text:span text:style-name="_5f_OOoComputerIdent"><text:s text:c="4"/>tri_insertion</text:span><text:span text:style-name="_5f_OOoComputerSpecial">(</text:span><text:span text:style-name="_5f_OOoComputerIdent">Listes</text:span><text:span text:style-name="_5f_OOoComputerSpecial">[</text:span><text:span text:style-name="_5f_OOoComputerIdent">i</text:span><text:span text:style-name="_5f_OOoComputerSpecial">])</text:span></text:p>
      <text:p text:style-name="P1"><text:span text:style-name="_5f_OOoComputerIdent"><text:s text:c="4"/>P1</text:span><text:span text:style-name="_5f_OOoComputerSpecial">=</text:span><text:span text:style-name="_5f_OOoComputerIdent">force_brute</text:span><text:span text:style-name="_5f_OOoComputerSpecial">(</text:span><text:span text:style-name="_5f_OOoComputerIdent">Listes</text:span><text:span text:style-name="_5f_OOoComputerSpecial">[</text:span><text:span text:style-name="_5f_OOoComputerIdent">i</text:span><text:span text:style-name="_5f_OOoComputerSpecial">])</text:span></text:p>
      <text:p text:style-name="P1"><text:span text:style-name="_5f_OOoComputerIdent"><text:s text:c="4"/>compl1</text:span><text:span text:style-name="_5f_OOoComputerSpecial">=</text:span><text:span text:style-name="_5f_OOoComputerIdent">compl <text:s text:c="3"/></text:span><text:span text:style-name="_5f_OOoComputerComment">#complexité de la liste dans l'ordre croissant</text:span></text:p>
      <text:p text:style-name="P1"><text:span text:style-name="_5f_OOoComputerIdent"/></text:p>
      <text:p text:style-name="P1"><text:span text:style-name="_5f_OOoComputerIdent"><text:s text:c="4"/>compl</text:span><text:span text:style-name="_5f_OOoComputerSpecial">=</text:span><text:span text:style-name="_5f_OOoComputerLiteral">0</text:span></text:p>
      <text:p text:style-name="P1"><text:span text:style-name="_5f_OOoComputerIdent"><text:s text:c="4"/>lenvers</text:span><text:span text:style-name="_5f_OOoComputerSpecial">(</text:span><text:span text:style-name="_5f_OOoComputerIdent">Listes</text:span><text:span text:style-name="_5f_OOoComputerSpecial">[</text:span><text:span text:style-name="_5f_OOoComputerIdent">i</text:span><text:span text:style-name="_5f_OOoComputerSpecial">])</text:span></text:p>
      <text:p text:style-name="P1"><text:span text:style-name="_5f_OOoComputerIdent"><text:s text:c="4"/>P2</text:span><text:span text:style-name="_5f_OOoComputerSpecial">=</text:span><text:span text:style-name="_5f_OOoComputerIdent">force_brute</text:span><text:span text:style-name="_5f_OOoComputerSpecial">(</text:span><text:span text:style-name="_5f_OOoComputerIdent">Listes</text:span><text:span text:style-name="_5f_OOoComputerSpecial">[</text:span><text:span text:style-name="_5f_OOoComputerIdent">i</text:span><text:span text:style-name="_5f_OOoComputerSpecial">])</text:span></text:p>
      <text:p text:style-name="P1"><text:span text:style-name="_5f_OOoComputerIdent"><text:s text:c="4"/>compl2</text:span><text:span text:style-name="_5f_OOoComputerSpecial">=</text:span><text:span text:style-name="_5f_OOoComputerIdent">compl</text:span></text:p>
      <text:p text:style-name="P1"><text:span text:style-name="_5f_OOoComputerIdent"/></text:p>
      <text:p text:style-name="P1"><text:span text:style-name="_5f_OOoComputerIdent"><text:s text:c="4"/></text:span><text:span text:style-name="_5f_OOoComputerKeyWord">if</text:span><text:span text:style-name="_5f_OOoComputerIdent"> </text:span><text:span text:style-name="_5f_OOoComputerAltKeyWord">type</text:span><text:span text:style-name="_5f_OOoComputerSpecial">(</text:span><text:span text:style-name="_5f_OOoComputerIdent">P1</text:span><text:span text:style-name="_5f_OOoComputerSpecial">)==</text:span><text:span text:style-name="_5f_OOoComputerAltKeyWord">str</text:span><text:span text:style-name="_5f_OOoComputerIdent"> </text:span><text:span text:style-name="_5f_OOoComputerKeyWord">or</text:span><text:span text:style-name="_5f_OOoComputerIdent"> </text:span><text:span text:style-name="_5f_OOoComputerAltKeyWord">type</text:span><text:span text:style-name="_5f_OOoComputerSpecial">(</text:span><text:span text:style-name="_5f_OOoComputerIdent">P2</text:span><text:span text:style-name="_5f_OOoComputerSpecial">)==</text:span><text:span text:style-name="_5f_OOoComputerAltKeyWord">str</text:span><text:span text:style-name="_5f_OOoComputerSpecial">:</text:span><text:span text:style-name="_5f_OOoComputerIdent"> </text:span><text:span text:style-name="_5f_OOoComputerComment">#si la grille n'admet pas de solution ou </text:span><text:span text:style-name="_5f_OOoComputerComment"><text:span text:style-name="T7">#</text:span></text:span><text:span text:style-name="_5f_OOoComputerComment">que la résolution prend trop de temps</text:span></text:p>
      <text:p text:style-name="P1"><text:span text:style-name="_5f_OOoComputerIdent"><text:s text:c="8"/></text:span><text:span text:style-name="_5f_OOoComputerKeyWord">if</text:span><text:span text:style-name="_5f_OOoComputerIdent"> </text:span><text:span text:style-name="_5f_OOoComputerSpecial">(</text:span><text:span text:style-name="_5f_OOoComputerAltKeyWord">type</text:span><text:span text:style-name="_5f_OOoComputerSpecial">(</text:span><text:span text:style-name="_5f_OOoComputerIdent">P1</text:span><text:span text:style-name="_5f_OOoComputerSpecial">)==</text:span><text:span text:style-name="_5f_OOoComputerAltKeyWord">str</text:span><text:span text:style-name="_5f_OOoComputerIdent"> </text:span><text:span text:style-name="_5f_OOoComputerKeyWord">and</text:span><text:span text:style-name="_5f_OOoComputerIdent"> P1</text:span><text:span text:style-name="_5f_OOoComputerSpecial">==</text:span><text:span text:style-name="_5f_OOoComputerLiteral">'impossible'</text:span><text:span text:style-name="_5f_OOoComputerSpecial">)</text:span><text:span text:style-name="_5f_OOoComputerIdent"> </text:span><text:span text:style-name="_5f_OOoComputerKeyWord">or</text:span><text:span text:style-name="_5f_OOoComputerIdent"> </text:span><text:span text:style-name="_5f_OOoComputerSpecial">(</text:span><text:span text:style-name="_5f_OOoComputerAltKeyWord">type</text:span><text:span text:style-name="_5f_OOoComputerSpecial">(</text:span><text:span text:style-name="_5f_OOoComputerIdent">P2</text:span><text:span text:style-name="_5f_OOoComputerSpecial">)==</text:span><text:span text:style-name="_5f_OOoComputerAltKeyWord">str</text:span><text:span text:style-name="_5f_OOoComputerIdent"> </text:span><text:span text:style-name="_5f_OOoComputerKeyWord">and</text:span><text:span text:style-name="_5f_OOoComputerIdent"> P2</text:span><text:span text:style-name="_5f_OOoComputerSpecial">==</text:span><text:span text:style-name="_5f_OOoComputerLiteral">'impossible'</text:span><text:span text:style-name="_5f_OOoComputerSpecial">):</text:span><text:span text:style-name="_5f_OOoComputerIdent"> </text:span><text:span text:style-name="_5f_OOoComputerComment">#si la grille n'admet pas de solutions</text:span></text:p>
      <text:p text:style-name="P1"><text:span text:style-name="_5f_OOoComputerIdent"><text:s text:c="12"/>Cimp1</text:span><text:span text:style-name="_5f_OOoComputerSpecial">.</text:span><text:span text:style-name="_5f_OOoComputerAltKeyWord">append</text:span><text:span text:style-name="_5f_OOoComputerSpecial">(</text:span><text:span text:style-name="_5f_OOoComputerIdent">compl1</text:span><text:span text:style-name="_5f_OOoComputerSpecial">)</text:span><text:span text:style-name="_5f_OOoComputerIdent"> <text:s text:c="3"/></text:span><text:span text:style-name="_5f_OOoComputerComment">#on empile les complexités dans les listes </text:span><text:span text:style-name="_5f_OOoComputerComment"><text:span text:style-name="T7">#</text:span></text:span><text:span text:style-name="_5f_OOoComputerComment">appropriées</text:span></text:p>
      <text:p text:style-name="P1"><text:span text:style-name="_5f_OOoComputerIdent"><text:s text:c="12"/>Cimp2</text:span><text:span text:style-name="_5f_OOoComputerSpecial">.</text:span><text:span text:style-name="_5f_OOoComputerAltKeyWord">append</text:span><text:span text:style-name="_5f_OOoComputerSpecial">(</text:span><text:span text:style-name="_5f_OOoComputerIdent">compl2</text:span><text:span text:style-name="_5f_OOoComputerSpecial">)</text:span></text:p>
      <text:p text:style-name="P1"><text:span text:style-name="_5f_OOoComputerIdent"><text:s text:c="8"/></text:span><text:span text:style-name="_5f_OOoComputerKeyWord">else</text:span><text:span text:style-name="_5f_OOoComputerSpecial">:</text:span></text:p>
      <text:p text:style-name="P1"><text:soft-page-break/><text:span text:style-name="_5f_OOoComputerIdent"><text:s text:c="12"/>Coob1</text:span><text:span text:style-name="_5f_OOoComputerSpecial">.</text:span><text:span text:style-name="_5f_OOoComputerAltKeyWord">append</text:span><text:span text:style-name="_5f_OOoComputerSpecial">(</text:span><text:span text:style-name="_5f_OOoComputerIdent">compl1</text:span><text:span text:style-name="_5f_OOoComputerSpecial">)</text:span><text:span text:style-name="_5f_OOoComputerIdent"> <text:s text:c="3"/></text:span><text:span text:style-name="_5f_OOoComputerComment">#on empile les complexités dans les listes de </text:span><text:span text:style-name="_5f_OOoComputerComment"><text:span text:style-name="T7">#</text:span></text:span><text:span text:style-name="_5f_OOoComputerComment">complexité des grilles prenant trop de temps à résoudre</text:span></text:p>
      <text:p text:style-name="P1"><text:span text:style-name="_5f_OOoComputerIdent"><text:s text:c="12"/>Coob2</text:span><text:span text:style-name="_5f_OOoComputerSpecial">.</text:span><text:span text:style-name="_5f_OOoComputerAltKeyWord">append</text:span><text:span text:style-name="_5f_OOoComputerSpecial">(</text:span><text:span text:style-name="_5f_OOoComputerIdent">compl2</text:span><text:span text:style-name="_5f_OOoComputerSpecial">)</text:span></text:p>
      <text:p text:style-name="P1"><text:span text:style-name="_5f_OOoComputerIdent"><text:s text:c="4"/></text:span><text:span text:style-name="_5f_OOoComputerKeyWord">else</text:span><text:span text:style-name="_5f_OOoComputerSpecial">:</text:span></text:p>
      <text:p text:style-name="P1"><text:span text:style-name="_5f_OOoComputerIdent"><text:s text:c="8"/>Cs2</text:span><text:span text:style-name="_5f_OOoComputerSpecial">.</text:span><text:span text:style-name="_5f_OOoComputerAltKeyWord">append</text:span><text:span text:style-name="_5f_OOoComputerSpecial">(</text:span><text:span text:style-name="_5f_OOoComputerIdent">compl2</text:span><text:span text:style-name="_5f_OOoComputerSpecial">)</text:span><text:span text:style-name="_5f_OOoComputerIdent"> </text:span><text:span text:style-name="_5f_OOoComputerComment">#la grille est résolue et on empile les complexités </text:span><text:span text:style-name="_5f_OOoComputerComment"><text:span text:style-name="T7">#</text:span></text:span><text:span text:style-name="_5f_OOoComputerComment">dans les listes appropriées</text:span></text:p>
      <text:p text:style-name="P1"><text:span text:style-name="_5f_OOoComputerIdent"><text:s text:c="8"/>Cs1</text:span><text:span text:style-name="_5f_OOoComputerSpecial">.</text:span><text:span text:style-name="_5f_OOoComputerAltKeyWord">append</text:span><text:span text:style-name="_5f_OOoComputerSpecial">(</text:span><text:span text:style-name="_5f_OOoComputerIdent">compl1</text:span><text:span text:style-name="_5f_OOoComputerSpecial">)</text:span></text:p>
      <text:p text:style-name="P1"><text:span text:style-name="_5f_OOoComputerIdent"><text:s text:c="3"/></text:span></text:p>
      <text:p text:style-name="P1"><text:span text:style-name="_5f_OOoComputerIdent"/></text:p>
      <text:p text:style-name="P1"><text:span text:style-name="_5f_OOoComputerIdent">plt</text:span><text:span text:style-name="_5f_OOoComputerSpecial">.</text:span><text:span text:style-name="_5f_OOoComputerIdent">plot</text:span><text:span text:style-name="_5f_OOoComputerSpecial">(</text:span><text:span text:style-name="_5f_OOoComputerIdent">Cs1</text:span><text:span text:style-name="_5f_OOoComputerSpecial">,</text:span><text:span text:style-name="_5f_OOoComputerIdent">Cs2</text:span><text:span text:style-name="_5f_OOoComputerSpecial">,</text:span><text:span text:style-name="_5f_OOoComputerLiteral">'g*'</text:span><text:span text:style-name="_5f_OOoComputerSpecial">)</text:span></text:p>
      <text:p text:style-name="P1"><text:span text:style-name="_5f_OOoComputerIdent">plt</text:span><text:span text:style-name="_5f_OOoComputerSpecial">.</text:span><text:span text:style-name="_5f_OOoComputerIdent">plot</text:span><text:span text:style-name="_5f_OOoComputerSpecial">(</text:span><text:span text:style-name="_5f_OOoComputerIdent">Cimp1</text:span><text:span text:style-name="_5f_OOoComputerSpecial">,</text:span><text:span text:style-name="_5f_OOoComputerIdent">Cimp2</text:span><text:span text:style-name="_5f_OOoComputerSpecial">,</text:span><text:span text:style-name="_5f_OOoComputerLiteral">'r*'</text:span><text:span text:style-name="_5f_OOoComputerSpecial">)</text:span></text:p>
      <text:p text:style-name="P1"><text:span text:style-name="_5f_OOoComputerIdent">plt</text:span><text:span text:style-name="_5f_OOoComputerSpecial">.</text:span><text:span text:style-name="_5f_OOoComputerIdent">plot</text:span><text:span text:style-name="_5f_OOoComputerSpecial">(</text:span><text:span text:style-name="_5f_OOoComputerIdent">Coob1</text:span><text:span text:style-name="_5f_OOoComputerSpecial">,</text:span><text:span text:style-name="_5f_OOoComputerIdent">Coob2</text:span><text:span text:style-name="_5f_OOoComputerSpecial">,</text:span><text:span text:style-name="_5f_OOoComputerLiteral">'b*'</text:span><text:span text:style-name="_5f_OOoComputerSpecial">)</text:span></text:p>
      <text:p text:style-name="P1"><text:span text:style-name="_5f_OOoComputerIdent">plt</text:span><text:span text:style-name="_5f_OOoComputerSpecial">.</text:span><text:span text:style-name="_5f_OOoComputerIdent">xlabel</text:span><text:span text:style-name="_5f_OOoComputerSpecial">(</text:span><text:span text:style-name="_5f_OOoComputerLiteral">'complexité des listes rangées dans l ordre croissant'</text:span><text:span text:style-name="_5f_OOoComputerSpecial">)</text:span></text:p>
      <text:p text:style-name="P1"><text:span text:style-name="_5f_OOoComputerIdent">plt</text:span><text:span text:style-name="_5f_OOoComputerSpecial">.</text:span><text:span text:style-name="_5f_OOoComputerIdent">ylabel</text:span><text:span text:style-name="_5f_OOoComputerSpecial">(</text:span><text:span text:style-name="_5f_OOoComputerLiteral">'complexité des listes rangées dans l ordre décroissant'</text:span><text:span text:style-name="_5f_OOoComputerSpecial">)</text:span></text:p>
      <text:p text:style-name="P1"><text:span text:style-name="_5f_OOoComputerIdent">plt</text:span><text:span text:style-name="_5f_OOoComputerSpecial">.</text:span><text:span text:style-name="_5f_OOoComputerIdent">show</text:span><text:span text:style-name="_5f_OOoComputerSpecial">()</text:span></text:p>
      <text:p text:style-name="P1"><text:span text:style-name="_5f_OOoComputerSpecial"/></text:p>
      <text:p text:style-name="P1"><text:span text:style-name="_5f_OOoComputerSpecial"/></text:p>
      <text:p text:style-name="P2"><text:span text:style-name="_5f_OOoComputerSpecial"><text:span text:style-name="T2">Définition du type Katamino</text:span></text:span></text:p>
      <text:p text:style-name="P2"><text:span text:style-name="_5f_OOoComputerSpecial"/></text:p>
      <text:p text:style-name="P2"><text:span text:style-name="_5f_OOoComputerKeyWord"><text:span text:style-name="T3">class</text:span></text:span><text:span text:style-name="_5f_OOoComputerSpecial"><text:span text:style-name="T1"> </text:span></text:span><text:span text:style-name="_5f_OOoComputerIdent"><text:span text:style-name="T3">Katamino</text:span></text:span><text:span text:style-name="_5f_OOoComputerSpecial"><text:span text:style-name="T3">:</text:span></text:span></text:p>
      <text:p text:style-name="P2"><text:span text:style-name="_5f_OOoComputerSpecial"><text:span text:style-name="T1"><text:s text:c="4"/></text:span></text:span><text:span text:style-name="_5f_OOoComputerKeyWord"><text:span text:style-name="T3">def</text:span></text:span><text:span text:style-name="_5f_OOoComputerSpecial"><text:span text:style-name="T1"> </text:span></text:span><text:span text:style-name="_5f_OOoComputerIdent"><text:span text:style-name="T3">__init__</text:span></text:span><text:span text:style-name="_5f_OOoComputerSpecial"><text:span text:style-name="T3">(</text:span></text:span><text:span text:style-name="_5f_OOoComputerIdent"><text:span text:style-name="T3">self</text:span></text:span><text:span text:style-name="_5f_OOoComputerSpecial"><text:span text:style-name="T3">,</text:span></text:span><text:span text:style-name="_5f_OOoComputerSpecial"><text:span text:style-name="T1"> </text:span></text:span><text:span text:style-name="_5f_OOoComputerIdent"><text:span text:style-name="T3">shape</text:span></text:span><text:span text:style-name="_5f_OOoComputerSpecial"><text:span text:style-name="T3">,</text:span></text:span><text:span text:style-name="_5f_OOoComputerSpecial"><text:span text:style-name="T1"> </text:span></text:span><text:span text:style-name="_5f_OOoComputerIdent"><text:span text:style-name="T3">p</text:span></text:span><text:span text:style-name="_5f_OOoComputerSpecial"><text:span text:style-name="T3">,</text:span></text:span><text:span text:style-name="_5f_OOoComputerSpecial"><text:span text:style-name="T1"> </text:span></text:span><text:span text:style-name="_5f_OOoComputerIdent"><text:span text:style-name="T3">sym</text:span></text:span><text:span text:style-name="_5f_OOoComputerSpecial"><text:span text:style-name="T3">,</text:span></text:span><text:span text:style-name="_5f_OOoComputerSpecial"><text:span text:style-name="T1"> </text:span></text:span><text:span text:style-name="_5f_OOoComputerAltKeyWord"><text:span text:style-name="T3">max</text:span></text:span><text:span text:style-name="_5f_OOoComputerIdent"><text:span text:style-name="T3">_rot</text:span></text:span><text:span text:style-name="_5f_OOoComputerSpecial"><text:span text:style-name="T3">,</text:span></text:span><text:span text:style-name="_5f_OOoComputerSpecial"><text:span text:style-name="T1"> </text:span></text:span><text:span text:style-name="_5f_OOoComputerIdent"><text:span text:style-name="T3">x_coord</text:span></text:span><text:span text:style-name="_5f_OOoComputerSpecial"><text:span text:style-name="T3">=</text:span></text:span><text:span text:style-name="_5f_OOoComputerLiteral"><text:span text:style-name="T3">0</text:span></text:span><text:span text:style-name="_5f_OOoComputerSpecial"><text:span text:style-name="T3">,</text:span></text:span><text:span text:style-name="_5f_OOoComputerSpecial"><text:span text:style-name="T1"> </text:span></text:span><text:span text:style-name="_5f_OOoComputerIdent"><text:span text:style-name="T3">y_coord</text:span></text:span><text:span text:style-name="_5f_OOoComputerSpecial"><text:span text:style-name="T3">=</text:span></text:span><text:span text:style-name="_5f_OOoComputerLiteral"><text:span text:style-name="T3">0</text:span></text:span><text:span text:style-name="_5f_OOoComputerSpecial"><text:span text:style-name="T3">):</text:span></text:span><text:span text:style-name="_5f_OOoComputerSpecial"><text:span text:style-name="T1"> </text:span></text:span></text:p>
      <text:p text:style-name="P2"><text:span text:style-name="_5f_OOoComputerSpecial"><text:span text:style-name="T1"><text:s text:c="8"/></text:span></text:span><text:span text:style-name="_5f_OOoComputerIdent"><text:span text:style-name="T3">self</text:span></text:span><text:span text:style-name="_5f_OOoComputerSpecial"><text:span text:style-name="T3">.</text:span></text:span><text:span text:style-name="_5f_OOoComputerIdent"><text:span text:style-name="T3">s</text:span></text:span><text:span text:style-name="_5f_OOoComputerSpecial"><text:span text:style-name="T3">=</text:span></text:span><text:span text:style-name="_5f_OOoComputerIdent"><text:span text:style-name="T3">shape</text:span></text:span><text:span text:style-name="_5f_OOoComputerSpecial"><text:span text:style-name="T1"> <text:s text:c="2"/></text:span></text:span><text:span text:style-name="_5f_OOoComputerComment"><text:span text:style-name="T3">#matrice représentant le katamino</text:span></text:span></text:p>
      <text:p text:style-name="P2"><text:span text:style-name="_5f_OOoComputerSpecial"><text:span text:style-name="T1"><text:s text:c="8"/></text:span></text:span><text:span text:style-name="_5f_OOoComputerIdent"><text:span text:style-name="T3">self</text:span></text:span><text:span text:style-name="_5f_OOoComputerSpecial"><text:span text:style-name="T3">.</text:span></text:span><text:span text:style-name="_5f_OOoComputerIdent"><text:span text:style-name="T3">x</text:span></text:span><text:span text:style-name="_5f_OOoComputerSpecial"><text:span text:style-name="T3">=</text:span></text:span><text:span text:style-name="_5f_OOoComputerIdent"><text:span text:style-name="T3">x_coord</text:span></text:span><text:span text:style-name="_5f_OOoComputerSpecial"><text:span text:style-name="T1"> </text:span></text:span><text:span text:style-name="_5f_OOoComputerComment"><text:span text:style-name="T3">#stocke la coordonnée x du point (0,0) du katamino dans le </text:span></text:span><text:span text:style-name="_5f_OOoComputerComment"><text:span text:style-name="T7">#</text:span></text:span><text:span text:style-name="_5f_OOoComputerComment"><text:span text:style-name="T3">tableau</text:span></text:span></text:p>
      <text:p text:style-name="P2"><text:span text:style-name="_5f_OOoComputerSpecial"><text:span text:style-name="T1"><text:s text:c="8"/></text:span></text:span><text:span text:style-name="_5f_OOoComputerIdent"><text:span text:style-name="T3">self</text:span></text:span><text:span text:style-name="_5f_OOoComputerSpecial"><text:span text:style-name="T3">.</text:span></text:span><text:span text:style-name="_5f_OOoComputerIdent"><text:span text:style-name="T3">y</text:span></text:span><text:span text:style-name="_5f_OOoComputerSpecial"><text:span text:style-name="T3">=</text:span></text:span><text:span text:style-name="_5f_OOoComputerIdent"><text:span text:style-name="T3">y_coord</text:span></text:span><text:span text:style-name="_5f_OOoComputerSpecial"><text:span text:style-name="T1"> </text:span></text:span><text:span text:style-name="_5f_OOoComputerComment"><text:span text:style-name="T3">#coordonnée y</text:span></text:span></text:p>
      <text:p text:style-name="P2"><text:span text:style-name="_5f_OOoComputerSpecial"><text:span text:style-name="T1"><text:s text:c="8"/></text:span></text:span><text:span text:style-name="_5f_OOoComputerIdent"><text:span text:style-name="T3">self</text:span></text:span><text:span text:style-name="_5f_OOoComputerSpecial"><text:span text:style-name="T3">.</text:span></text:span><text:span text:style-name="_5f_OOoComputerIdent"><text:span text:style-name="T3">priority</text:span></text:span><text:span text:style-name="_5f_OOoComputerSpecial"><text:span text:style-name="T3">=</text:span></text:span><text:span text:style-name="_5f_OOoComputerIdent"><text:span text:style-name="T3">p</text:span></text:span></text:p>
      <text:p text:style-name="P2"><text:span text:style-name="_5f_OOoComputerSpecial"><text:span text:style-name="T1"><text:s text:c="8"/></text:span></text:span><text:span text:style-name="_5f_OOoComputerIdent"><text:span text:style-name="T3">self</text:span></text:span><text:span text:style-name="_5f_OOoComputerSpecial"><text:span text:style-name="T3">.</text:span></text:span><text:span text:style-name="_5f_OOoComputerIdent"><text:span text:style-name="T3">symmetry</text:span></text:span><text:span text:style-name="_5f_OOoComputerSpecial"><text:span text:style-name="T3">=</text:span></text:span><text:span text:style-name="_5f_OOoComputerIdent"><text:span text:style-name="T3">sym</text:span></text:span><text:span text:style-name="_5f_OOoComputerSpecial"><text:span text:style-name="T1"> </text:span></text:span><text:span text:style-name="_5f_OOoComputerComment"><text:span text:style-name="T3">#booléen vrai si le katamino vérifie une symétrie axiale </text:span></text:span></text:p>
      <text:p text:style-name="P2"><text:span text:style-name="_5f_OOoComputerSpecial"><text:span text:style-name="T1"><text:s text:c="8"/></text:span></text:span><text:span text:style-name="_5f_OOoComputerIdent"><text:span text:style-name="T3">self</text:span></text:span><text:span text:style-name="_5f_OOoComputerSpecial"><text:span text:style-name="T3">.</text:span></text:span><text:span text:style-name="_5f_OOoComputerAltKeyWord"><text:span text:style-name="T3">max</text:span></text:span><text:span text:style-name="_5f_OOoComputerIdent"><text:span text:style-name="T3">_r</text:span></text:span><text:span text:style-name="_5f_OOoComputerSpecial"><text:span text:style-name="T3">=</text:span></text:span><text:span text:style-name="_5f_OOoComputerSpecial"><text:span text:style-name="T1"> </text:span></text:span><text:span text:style-name="_5f_OOoComputerAltKeyWord"><text:span text:style-name="T3">max</text:span></text:span><text:span text:style-name="_5f_OOoComputerIdent"><text:span text:style-name="T3">_rot</text:span></text:span><text:span text:style-name="_5f_OOoComputerSpecial"><text:span text:style-name="T1"> </text:span></text:span><text:span text:style-name="_5f_OOoComputerComment"><text:span text:style-name="T3">#nombre de rotations par lesquels le katamino n'est pas </text:span></text:span><text:span text:style-name="_5f_OOoComputerComment"><text:span text:style-name="T7">#</text:span></text:span><text:span text:style-name="_5f_OOoComputerComment"><text:span text:style-name="T3">invariant</text:span></text:span></text:p>
      <text:p text:style-name="P2"><text:span text:style-name="_5f_OOoComputerSpecial"><text:span text:style-name="T1"><text:s text:c="8"/></text:span></text:span><text:span text:style-name="_5f_OOoComputerIdent"><text:span text:style-name="T3">self</text:span></text:span><text:span text:style-name="_5f_OOoComputerSpecial"><text:span text:style-name="T3">.</text:span></text:span><text:span text:style-name="_5f_OOoComputerIdent"><text:span text:style-name="T3">area</text:span></text:span><text:span text:style-name="_5f_OOoComputerSpecial"><text:span text:style-name="T3">=</text:span></text:span><text:span text:style-name="_5f_OOoComputerIdent"><text:span text:style-name="T3">a</text:span></text:span><text:span text:style-name="_5f_OOoComputerSpecial"><text:span text:style-name="T1"> <text:s text:c="3"/></text:span></text:span><text:span text:style-name="_5f_OOoComputerComment"><text:span text:style-name="T3">#aire du katamino</text:span></text:span></text:p>
      <text:p text:style-name="P2"><text:span text:style-name="_5f_OOoComputerSpecial"/></text:p>
      <text:p text:style-name="P2"><text:span text:style-name="_5f_OOoComputerSpecial"><text:span text:style-name="T2">Résolution par backtracking</text:span></text:span></text:p>
      <text:p text:style-name="P2"><text:span text:style-name="_5f_OOoComputerComment"/></text:p>
      <text:p text:style-name="P2"><text:span text:style-name="_5f_OOoComputerKeyWord">def</text:span><text:span text:style-name="_5f_OOoComputerComment"> </text:span><text:span text:style-name="_5f_OOoComputerIdent">Coups_Possibles</text:span><text:span text:style-name="_5f_OOoComputerSpecial">(</text:span><text:span text:style-name="_5f_OOoComputerIdent">Kata</text:span><text:span text:style-name="_5f_OOoComputerSpecial">,</text:span><text:span text:style-name="_5f_OOoComputerIdent">Plateau</text:span><text:span text:style-name="_5f_OOoComputerSpecial">,</text:span><text:span text:style-name="_5f_OOoComputerIdent">n</text:span><text:span text:style-name="_5f_OOoComputerSpecial">):</text:span></text:p>
      <text:p text:style-name="P2"><text:span text:style-name="_5f_OOoComputerComment"><text:s text:c="4"/></text:span><text:span text:style-name="_5f_OOoComputerLiteral">"""renvoie l'ensemble des coups possibles à partir d'une position donnée, Plateau, avec une pièce Kata</text:span></text:p>
      <text:p text:style-name="P2"><text:span text:style-name="_5f_OOoComputerComment"><text:s text:c="4"/></text:span><text:span text:style-name="_5f_OOoComputerIdent">n</text:span><text:span text:style-name="_5f_OOoComputerComment"> </text:span><text:span text:style-name="_5f_OOoComputerIdent">est</text:span><text:span text:style-name="_5f_OOoComputerComment"> </text:span><text:span text:style-name="_5f_OOoComputerIdent">l</text:span><text:span text:style-name="_5f_OOoComputerLiteral">'aire libre du plateau"""</text:span></text:p>
      <text:p text:style-name="P2"><text:span text:style-name="_5f_OOoComputerComment"><text:s text:c="4"/></text:span><text:span text:style-name="_5f_OOoComputerIdent">i</text:span><text:span text:style-name="_5f_OOoComputerSpecial">=</text:span><text:span text:style-name="_5f_OOoComputerLiteral">0</text:span></text:p>
      <text:p text:style-name="P2"><text:span text:style-name="_5f_OOoComputerComment"><text:s text:c="4"/></text:span><text:span text:style-name="_5f_OOoComputerIdent">K</text:span><text:span text:style-name="_5f_OOoComputerSpecial">=</text:span><text:span text:style-name="_5f_OOoComputerIdent">deepcopy</text:span><text:span text:style-name="_5f_OOoComputerSpecial">(</text:span><text:span text:style-name="_5f_OOoComputerIdent">Kata</text:span><text:span text:style-name="_5f_OOoComputerSpecial">)</text:span><text:span text:style-name="_5f_OOoComputerComment"> <text:s text:c="3"/>#on copie le katamino</text:span></text:p>
      <text:p text:style-name="P2"><text:span text:style-name="_5f_OOoComputerComment"><text:s text:c="4"/></text:span><text:span text:style-name="_5f_OOoComputerIdent">K</text:span><text:span text:style-name="_5f_OOoComputerSpecial">.</text:span><text:span text:style-name="_5f_OOoComputerIdent">x</text:span><text:span text:style-name="_5f_OOoComputerSpecial">,</text:span><text:span text:style-name="_5f_OOoComputerIdent">K</text:span><text:span text:style-name="_5f_OOoComputerSpecial">.</text:span><text:span text:style-name="_5f_OOoComputerIdent">y</text:span><text:span text:style-name="_5f_OOoComputerSpecial">,</text:span><text:span text:style-name="_5f_OOoComputerIdent">r</text:span><text:span text:style-name="_5f_OOoComputerSpecial">=</text:span><text:span text:style-name="_5f_OOoComputerLiteral">0</text:span><text:span text:style-name="_5f_OOoComputerSpecial">,</text:span><text:span text:style-name="_5f_OOoComputerLiteral">0</text:span><text:span text:style-name="_5f_OOoComputerSpecial">,</text:span><text:span text:style-name="_5f_OOoComputerLiteral">0</text:span><text:span text:style-name="_5f_OOoComputerComment"> #on initialise la position du katamino à (0,0) et le nombre </text:span><text:span text:style-name="_5f_OOoComputerComment"><text:span text:style-name="T7">#</text:span></text:span><text:span text:style-name="_5f_OOoComputerComment">de rotations à 0</text:span></text:p>
      <text:p text:style-name="P2"><text:span text:style-name="_5f_OOoComputerComment"><text:s text:c="4"/></text:span><text:span text:style-name="_5f_OOoComputerIdent">Coups</text:span><text:span text:style-name="_5f_OOoComputerSpecial">=[]</text:span><text:span text:style-name="_5f_OOoComputerComment"> #liste des coups possibles à partir de la position</text:span></text:p>
      <text:p text:style-name="P2"><text:span text:style-name="_5f_OOoComputerComment"><text:s text:c="4"/></text:span><text:span text:style-name="_5f_OOoComputerIdent">smax</text:span><text:span text:style-name="_5f_OOoComputerSpecial">=</text:span><text:span text:style-name="_5f_OOoComputerComment"> </text:span><text:span text:style-name="_5f_OOoComputerLiteral">0</text:span><text:span text:style-name="_5f_OOoComputerComment"> #initialisation du nombre de "retournements" de la pièce</text:span></text:p>
      <text:p text:style-name="P2"><text:span text:style-name="_5f_OOoComputerComment"><text:s text:c="4"/></text:span><text:span text:style-name="_5f_OOoComputerIdent">s</text:span><text:span text:style-name="_5f_OOoComputerSpecial">=</text:span><text:span text:style-name="_5f_OOoComputerLiteral">0</text:span><text:span text:style-name="_5f_OOoComputerComment"> </text:span></text:p>
      <text:p text:style-name="P2"><text:span text:style-name="_5f_OOoComputerComment"><text:s text:c="4"/></text:span><text:span text:style-name="_5f_OOoComputerKeyWord">if</text:span><text:span text:style-name="_5f_OOoComputerComment"> </text:span><text:span text:style-name="_5f_OOoComputerIdent">n</text:span><text:span text:style-name="_5f_OOoComputerSpecial">-</text:span><text:span text:style-name="_5f_OOoComputerIdent">K</text:span><text:span text:style-name="_5f_OOoComputerSpecial">.</text:span><text:span text:style-name="_5f_OOoComputerIdent">area</text:span><text:span text:style-name="_5f_OOoComputerSpecial">&lt;</text:span><text:span text:style-name="_5f_OOoComputerLiteral">0</text:span><text:span text:style-name="_5f_OOoComputerSpecial">:</text:span><text:span text:style-name="_5f_OOoComputerComment"> <text:s/>#s'il n'y a plus de place sur le plateau</text:span></text:p>
      <text:p text:style-name="P2"><text:span text:style-name="_5f_OOoComputerComment"><text:s text:c="8"/></text:span><text:span text:style-name="_5f_OOoComputerKeyWord">return</text:span><text:span text:style-name="_5f_OOoComputerComment"> </text:span><text:span text:style-name="_5f_OOoComputerLiteral">"pas de coups possibles à partir de cette position"</text:span></text:p>
      <text:p text:style-name="P2"><text:span text:style-name="_5f_OOoComputerComment"><text:s text:c="4"/></text:span><text:span text:style-name="_5f_OOoComputerKeyWord">if</text:span><text:span text:style-name="_5f_OOoComputerComment"> </text:span><text:span text:style-name="_5f_OOoComputerKeyWord">not</text:span><text:span text:style-name="_5f_OOoComputerComment"> </text:span><text:span text:style-name="_5f_OOoComputerIdent">K</text:span><text:span text:style-name="_5f_OOoComputerSpecial">.</text:span><text:span text:style-name="_5f_OOoComputerIdent">symmetry</text:span><text:span text:style-name="_5f_OOoComputerSpecial">:</text:span><text:span text:style-name="_5f_OOoComputerComment"> <text:s/>#si la pièce n'admet pas de symétrie axiale il faudra la </text:span><text:span text:style-name="_5f_OOoComputerComment"><text:span text:style-name="T7">#</text:span></text:span><text:span text:style-name="_5f_OOoComputerComment">retourner</text:span></text:p>
      <text:p text:style-name="P2"><text:span text:style-name="_5f_OOoComputerComment"><text:s text:c="8"/></text:span><text:span text:style-name="_5f_OOoComputerIdent">smax</text:span><text:span text:style-name="_5f_OOoComputerSpecial">+=</text:span><text:span text:style-name="_5f_OOoComputerLiteral">1</text:span></text:p>
      <text:p text:style-name="P2"><text:span text:style-name="_5f_OOoComputerComment"><text:s text:c="4"/></text:span><text:span text:style-name="_5f_OOoComputerKeyWord">while</text:span><text:span text:style-name="_5f_OOoComputerComment"> </text:span><text:span text:style-name="_5f_OOoComputerIdent">s</text:span><text:span text:style-name="_5f_OOoComputerSpecial">&lt;=</text:span><text:span text:style-name="_5f_OOoComputerIdent">smax</text:span><text:span text:style-name="_5f_OOoComputerSpecial">:</text:span></text:p>
      <text:p text:style-name="P2"><text:span text:style-name="_5f_OOoComputerComment"><text:s text:c="8"/></text:span><text:span text:style-name="_5f_OOoComputerKeyWord">while</text:span><text:span text:style-name="_5f_OOoComputerComment"> </text:span><text:span text:style-name="_5f_OOoComputerIdent">r</text:span><text:span text:style-name="_5f_OOoComputerSpecial">&lt;</text:span><text:span text:style-name="_5f_OOoComputerIdent">K</text:span><text:span text:style-name="_5f_OOoComputerSpecial">.</text:span><text:span text:style-name="_5f_OOoComputerAltKeyWord">max</text:span><text:span text:style-name="_5f_OOoComputerIdent">_r</text:span><text:span text:style-name="_5f_OOoComputerSpecial">:</text:span></text:p>
      <text:p text:style-name="P2"><text:span text:style-name="_5f_OOoComputerComment"><text:s text:c="12"/></text:span><text:span text:style-name="_5f_OOoComputerKeyWord">while</text:span><text:span text:style-name="_5f_OOoComputerComment"> </text:span><text:span text:style-name="_5f_OOoComputerIdent">K</text:span><text:span text:style-name="_5f_OOoComputerSpecial">.</text:span><text:span text:style-name="_5f_OOoComputerIdent">x</text:span><text:span text:style-name="_5f_OOoComputerComment"> </text:span><text:span text:style-name="_5f_OOoComputerSpecial">&lt;=</text:span><text:span text:style-name="_5f_OOoComputerComment"> </text:span><text:span text:style-name="_5f_OOoComputerSpecial">(</text:span><text:span text:style-name="_5f_OOoComputerAltKeyWord">len</text:span><text:span text:style-name="_5f_OOoComputerSpecial">(</text:span><text:span text:style-name="_5f_OOoComputerIdent">Plateau</text:span><text:span text:style-name="_5f_OOoComputerSpecial">)-</text:span><text:span text:style-name="_5f_OOoComputerAltKeyWord">len</text:span><text:span text:style-name="_5f_OOoComputerSpecial">(</text:span><text:span text:style-name="_5f_OOoComputerIdent">K</text:span><text:span text:style-name="_5f_OOoComputerSpecial">.</text:span><text:span text:style-name="_5f_OOoComputerIdent">s</text:span><text:span text:style-name="_5f_OOoComputerSpecial">)):</text:span></text:p>
      <text:p text:style-name="P2"><text:span text:style-name="_5f_OOoComputerComment"><text:s text:c="16"/></text:span><text:span text:style-name="_5f_OOoComputerKeyWord">while</text:span><text:span text:style-name="_5f_OOoComputerComment"> </text:span><text:span text:style-name="_5f_OOoComputerIdent">K</text:span><text:span text:style-name="_5f_OOoComputerSpecial">.</text:span><text:span text:style-name="_5f_OOoComputerIdent">y</text:span><text:span text:style-name="_5f_OOoComputerComment"> </text:span><text:span text:style-name="_5f_OOoComputerSpecial">&lt;=</text:span><text:span text:style-name="_5f_OOoComputerComment"> </text:span><text:span text:style-name="_5f_OOoComputerSpecial">(</text:span><text:span text:style-name="_5f_OOoComputerAltKeyWord">len</text:span><text:span text:style-name="_5f_OOoComputerSpecial">(</text:span><text:span text:style-name="_5f_OOoComputerIdent">Plateau</text:span><text:span text:style-name="_5f_OOoComputerSpecial">[</text:span><text:span text:style-name="_5f_OOoComputerLiteral">0</text:span><text:span text:style-name="_5f_OOoComputerSpecial">])-</text:span><text:span text:style-name="_5f_OOoComputerAltKeyWord">len</text:span><text:span text:style-name="_5f_OOoComputerSpecial">(</text:span><text:span text:style-name="_5f_OOoComputerIdent">K</text:span><text:span text:style-name="_5f_OOoComputerSpecial">.</text:span><text:span text:style-name="_5f_OOoComputerIdent">s</text:span><text:span text:style-name="_5f_OOoComputerSpecial">[</text:span><text:span text:style-name="_5f_OOoComputerLiteral">0</text:span><text:span text:style-name="_5f_OOoComputerSpecial">])):</text:span></text:p>
      <text:p text:style-name="P2"><text:span text:style-name="_5f_OOoComputerComment"><text:s text:c="20"/></text:span><text:span text:style-name="_5f_OOoComputerIdent">NP</text:span><text:span text:style-name="_5f_OOoComputerSpecial">=</text:span><text:span text:style-name="_5f_OOoComputerIdent">ajout</text:span><text:span text:style-name="_5f_OOoComputerSpecial">(</text:span><text:span text:style-name="_5f_OOoComputerIdent">K</text:span><text:span text:style-name="_5f_OOoComputerSpecial">,</text:span><text:span text:style-name="_5f_OOoComputerIdent">Plateau</text:span><text:span text:style-name="_5f_OOoComputerSpecial">,</text:span><text:span text:style-name="_5f_OOoComputerIdent">K</text:span><text:span text:style-name="_5f_OOoComputerSpecial">.</text:span><text:span text:style-name="_5f_OOoComputerIdent">x</text:span><text:span text:style-name="_5f_OOoComputerSpecial">,</text:span><text:span text:style-name="_5f_OOoComputerIdent">K</text:span><text:span text:style-name="_5f_OOoComputerSpecial">.</text:span><text:span text:style-name="_5f_OOoComputerIdent">y</text:span><text:span text:style-name="_5f_OOoComputerSpecial">)</text:span><text:span text:style-name="_5f_OOoComputerComment"> <text:s text:c="9"/>#on ajout K au plateau </text:span><text:span text:style-name="_5f_OOoComputerComment"><text:span text:style-name="T7">#</text:span></text:span><text:span text:style-name="_5f_OOoComputerComment">dans NP, variable temporaire</text:span></text:p>
      <text:p text:style-name="P2"><text:span text:style-name="_5f_OOoComputerComment"><text:s text:c="20"/></text:span><text:span text:style-name="_5f_OOoComputerIdent">i</text:span><text:span text:style-name="_5f_OOoComputerSpecial">+=</text:span><text:span text:style-name="_5f_OOoComputerLiteral">1</text:span></text:p>
      <text:p text:style-name="P2"><text:span text:style-name="_5f_OOoComputerComment"><text:s text:c="20"/></text:span><text:span text:style-name="_5f_OOoComputerKeyWord">if</text:span><text:span text:style-name="_5f_OOoComputerComment"> </text:span><text:span text:style-name="_5f_OOoComputerAltKeyWord">type</text:span><text:span text:style-name="_5f_OOoComputerSpecial">(</text:span><text:span text:style-name="_5f_OOoComputerIdent">NP</text:span><text:span text:style-name="_5f_OOoComputerSpecial">)</text:span><text:span text:style-name="_5f_OOoComputerComment"> </text:span><text:span text:style-name="_5f_OOoComputerSpecial">!=</text:span><text:span text:style-name="_5f_OOoComputerComment"> </text:span><text:span text:style-name="_5f_OOoComputerAltKeyWord">str</text:span><text:span text:style-name="_5f_OOoComputerSpecial">:</text:span><text:span text:style-name="_5f_OOoComputerComment"> #si le coup est possible</text:span></text:p>
      <text:p text:style-name="P2"><text:span text:style-name="_5f_OOoComputerComment"><text:s text:c="24"/></text:span><text:span text:style-name="_5f_OOoComputerIdent">Coups</text:span><text:span text:style-name="_5f_OOoComputerSpecial">.</text:span><text:span text:style-name="_5f_OOoComputerAltKeyWord">append</text:span><text:span text:style-name="_5f_OOoComputerSpecial">(</text:span><text:span text:style-name="_5f_OOoComputerIdent">NP</text:span><text:span text:style-name="_5f_OOoComputerSpecial">)</text:span></text:p>
      <text:p text:style-name="P2"><text:span text:style-name="_5f_OOoComputerComment"><text:s text:c="20"/></text:span><text:span text:style-name="_5f_OOoComputerIdent">K</text:span><text:span text:style-name="_5f_OOoComputerSpecial">.</text:span><text:span text:style-name="_5f_OOoComputerIdent">y</text:span><text:span text:style-name="_5f_OOoComputerSpecial">+=</text:span><text:span text:style-name="_5f_OOoComputerLiteral">1</text:span></text:p>
      <text:p text:style-name="P2"><text:span text:style-name="_5f_OOoComputerComment"><text:s text:c="16"/></text:span><text:span text:style-name="_5f_OOoComputerIdent">K</text:span><text:span text:style-name="_5f_OOoComputerSpecial">.</text:span><text:span text:style-name="_5f_OOoComputerIdent">y</text:span><text:span text:style-name="_5f_OOoComputerSpecial">=</text:span><text:span text:style-name="_5f_OOoComputerLiteral">0</text:span></text:p>
      <text:p text:style-name="P2"><text:span text:style-name="_5f_OOoComputerComment"><text:s text:c="16"/></text:span><text:span text:style-name="_5f_OOoComputerIdent">K</text:span><text:span text:style-name="_5f_OOoComputerSpecial">.</text:span><text:span text:style-name="_5f_OOoComputerIdent">x</text:span><text:span text:style-name="_5f_OOoComputerSpecial">+=</text:span><text:span text:style-name="_5f_OOoComputerLiteral">1</text:span></text:p>
      <text:p text:style-name="P2"><text:span text:style-name="_5f_OOoComputerComment"><text:s text:c="12"/></text:span><text:span text:style-name="_5f_OOoComputerIdent">K</text:span><text:span text:style-name="_5f_OOoComputerSpecial">.</text:span><text:span text:style-name="_5f_OOoComputerIdent">x</text:span><text:span text:style-name="_5f_OOoComputerSpecial">=</text:span><text:span text:style-name="_5f_OOoComputerLiteral">0</text:span></text:p>
      <text:p text:style-name="P2"><text:span text:style-name="_5f_OOoComputerComment"><text:s text:c="12"/></text:span><text:span text:style-name="_5f_OOoComputerIdent">K</text:span><text:span text:style-name="_5f_OOoComputerSpecial">.</text:span><text:span text:style-name="_5f_OOoComputerIdent">s</text:span><text:span text:style-name="_5f_OOoComputerSpecial">=</text:span><text:span text:style-name="_5f_OOoComputerIdent">tourne90</text:span><text:span text:style-name="_5f_OOoComputerSpecial">(</text:span><text:span text:style-name="_5f_OOoComputerIdent">K</text:span><text:span text:style-name="_5f_OOoComputerSpecial">)</text:span></text:p>
      <text:p text:style-name="P2"><text:span text:style-name="_5f_OOoComputerComment"><text:s text:c="12"/></text:span><text:span text:style-name="_5f_OOoComputerIdent">r</text:span><text:span text:style-name="_5f_OOoComputerSpecial">+=</text:span><text:span text:style-name="_5f_OOoComputerLiteral">1</text:span></text:p>
      <text:p text:style-name="P2"><text:span text:style-name="_5f_OOoComputerComment"><text:s text:c="8"/></text:span><text:span text:style-name="_5f_OOoComputerIdent">r</text:span><text:span text:style-name="_5f_OOoComputerSpecial">=</text:span><text:span text:style-name="_5f_OOoComputerLiteral">0</text:span></text:p>
      <text:p text:style-name="P2"><text:span text:style-name="_5f_OOoComputerComment"><text:s text:c="8"/></text:span><text:span text:style-name="_5f_OOoComputerIdent">K</text:span><text:span text:style-name="_5f_OOoComputerSpecial">.</text:span><text:span text:style-name="_5f_OOoComputerIdent">s</text:span><text:span text:style-name="_5f_OOoComputerSpecial">=</text:span><text:span text:style-name="_5f_OOoComputerIdent">retourne</text:span><text:span text:style-name="_5f_OOoComputerSpecial">(</text:span><text:span text:style-name="_5f_OOoComputerIdent">K</text:span><text:span text:style-name="_5f_OOoComputerSpecial">)</text:span></text:p>
      <text:p text:style-name="P2"><text:span text:style-name="_5f_OOoComputerComment"><text:s text:c="8"/></text:span><text:span text:style-name="_5f_OOoComputerIdent">s</text:span><text:span text:style-name="_5f_OOoComputerSpecial">+=</text:span><text:span text:style-name="_5f_OOoComputerLiteral">1</text:span></text:p>
      <text:p text:style-name="P2"><text:span text:style-name="_5f_OOoComputerComment"><text:s text:c="4"/></text:span><text:span text:style-name="_5f_OOoComputerKeyWord">if</text:span><text:span text:style-name="_5f_OOoComputerComment"> </text:span><text:span text:style-name="_5f_OOoComputerAltKeyWord">len</text:span><text:span text:style-name="_5f_OOoComputerSpecial">(</text:span><text:span text:style-name="_5f_OOoComputerIdent">Coups</text:span><text:span text:style-name="_5f_OOoComputerSpecial">)==</text:span><text:span text:style-name="_5f_OOoComputerLiteral">0</text:span><text:span text:style-name="_5f_OOoComputerSpecial">:</text:span></text:p>
      <text:p text:style-name="P2"><text:span text:style-name="_5f_OOoComputerComment"><text:s text:c="8"/></text:span><text:span text:style-name="_5f_OOoComputerKeyWord">return</text:span><text:span text:style-name="_5f_OOoComputerComment"> </text:span><text:span text:style-name="_5f_OOoComputerLiteral">"pas de coups possibles à partir de cette position"</text:span></text:p>
      <text:p text:style-name="P2"><text:span text:style-name="_5f_OOoComputerComment"><text:s text:c="4"/></text:span><text:span text:style-name="_5f_OOoComputerKeyWord">else</text:span><text:span text:style-name="_5f_OOoComputerSpecial">:</text:span></text:p>
      <text:p text:style-name="P2"><text:span text:style-name="_5f_OOoComputerComment"><text:s text:c="8"/></text:span><text:span text:style-name="_5f_OOoComputerKeyWord">return</text:span><text:span text:style-name="_5f_OOoComputerComment"> </text:span><text:span text:style-name="_5f_OOoComputerSpecial">(</text:span><text:span text:style-name="_5f_OOoComputerIdent">Coups</text:span><text:span text:style-name="_5f_OOoComputerSpecial">,</text:span><text:span text:style-name="_5f_OOoComputerIdent">n</text:span><text:span text:style-name="_5f_OOoComputerSpecial">-</text:span><text:span text:style-name="_5f_OOoComputerIdent">K</text:span><text:span text:style-name="_5f_OOoComputerSpecial">.</text:span><text:span text:style-name="_5f_OOoComputerIdent">area</text:span><text:span text:style-name="_5f_OOoComputerSpecial">)</text:span></text:p>
      <text:p text:style-name="P2"><text:span text:style-name="_5f_OOoComputerComment"/></text:p>
      <text:p text:style-name="P2"><text:span text:style-name="_5f_OOoComputerKeyWord">def</text:span><text:span text:style-name="_5f_OOoComputerComment"> </text:span><text:span text:style-name="_5f_OOoComputerIdent">Solution</text:span><text:span text:style-name="_5f_OOoComputerSpecial">(</text:span><text:span text:style-name="_5f_OOoComputerIdent">Liste</text:span><text:span text:style-name="_5f_OOoComputerSpecial">,</text:span><text:span text:style-name="_5f_OOoComputerComment"> </text:span><text:span text:style-name="_5f_OOoComputerIdent">Plateau</text:span><text:span text:style-name="_5f_OOoComputerSpecial">=[[</text:span><text:span text:style-name="_5f_OOoComputerLiteral">0</text:span><text:span text:style-name="_5f_OOoComputerComment"> </text:span><text:span text:style-name="_5f_OOoComputerKeyWord">for</text:span><text:span text:style-name="_5f_OOoComputerComment"> </text:span><text:span text:style-name="_5f_OOoComputerIdent">_</text:span><text:span text:style-name="_5f_OOoComputerComment"> </text:span><text:span text:style-name="_5f_OOoComputerKeyWord">in</text:span><text:span text:style-name="_5f_OOoComputerComment"> </text:span><text:span text:style-name="_5f_OOoComputerAltKeyWord">range</text:span><text:span text:style-name="_5f_OOoComputerSpecial">(</text:span><text:span text:style-name="_5f_OOoComputerIdent">Large</text:span><text:span text:style-name="_5f_OOoComputerSpecial">)]</text:span><text:span text:style-name="_5f_OOoComputerComment"> </text:span><text:span text:style-name="_5f_OOoComputerKeyWord">for</text:span><text:span text:style-name="_5f_OOoComputerComment"> </text:span><text:span text:style-name="_5f_OOoComputerIdent">_</text:span><text:span text:style-name="_5f_OOoComputerComment"> </text:span><text:span text:style-name="_5f_OOoComputerKeyWord">in</text:span><text:span text:style-name="_5f_OOoComputerComment"> </text:span><text:span text:style-name="_5f_OOoComputerAltKeyWord">range</text:span><text:span text:style-name="_5f_OOoComputerComment"> </text:span><text:span text:style-name="_5f_OOoComputerSpecial">(</text:span><text:span text:style-name="_5f_OOoComputerIdent">Long</text:span><text:span text:style-name="_5f_OOoComputerSpecial">)],</text:span><text:span text:style-name="_5f_OOoComputerIdent">N</text:span><text:span text:style-name="_5f_OOoComputerSpecial">=</text:span><text:span text:style-name="_5f_OOoComputerIdent">Long</text:span><text:span text:style-name="_5f_OOoComputerSpecial">*</text:span><text:span text:style-name="_5f_OOoComputerIdent">Large</text:span><text:span text:style-name="_5f_OOoComputerSpecial">):</text:span></text:p>
      <text:p text:style-name="P2"><text:span text:style-name="_5f_OOoComputerComment"><text:s text:c="4"/></text:span><text:span text:style-name="_5f_OOoComputerLiteral">"""renvoie toutes les solutions possibles d'un problème</text:span></text:p>
      <text:p text:style-name="P2"><text:span text:style-name="_5f_OOoComputerComment"><text:s text:c="4"/></text:span><text:span text:style-name="_5f_OOoComputerIdent">Liste</text:span><text:span text:style-name="_5f_OOoComputerComment"> </text:span><text:span text:style-name="_5f_OOoComputerIdent">est</text:span><text:span text:style-name="_5f_OOoComputerComment"> </text:span><text:span text:style-name="_5f_OOoComputerIdent">une</text:span><text:span text:style-name="_5f_OOoComputerComment"> </text:span><text:span text:style-name="_5f_OOoComputerIdent">liste</text:span><text:span text:style-name="_5f_OOoComputerComment"> </text:span><text:span text:style-name="_5f_OOoComputerIdent">de</text:span><text:span text:style-name="_5f_OOoComputerComment"> </text:span><text:span text:style-name="_5f_OOoComputerIdent">Kataminos</text:span><text:span text:style-name="_5f_OOoComputerSpecial">,</text:span><text:span text:style-name="_5f_OOoComputerComment"> </text:span><text:span text:style-name="_5f_OOoComputerIdent">Plateau</text:span><text:span text:style-name="_5f_OOoComputerComment"> </text:span><text:span text:style-name="_5f_OOoComputerIdent">une</text:span><text:span text:style-name="_5f_OOoComputerComment"> </text:span><text:span text:style-name="_5f_OOoComputerIdent">matrice</text:span><text:span text:style-name="_5f_OOoComputerComment"> </text:span><text:span text:style-name="_5f_OOoComputerIdent">et</text:span><text:span text:style-name="_5f_OOoComputerComment"> </text:span><text:span text:style-name="_5f_OOoComputerIdent">N</text:span><text:span text:style-name="_5f_OOoComputerComment"> </text:span><text:span text:style-name="_5f_OOoComputerIdent">un</text:span><text:span text:style-name="_5f_OOoComputerComment"> </text:span><text:span text:style-name="_5f_OOoComputerIdent">entier</text:span><text:span text:style-name="_5f_OOoComputerLiteral">"""</text:span></text:p>
      <text:p text:style-name="P2"><text:span text:style-name="_5f_OOoComputerComment"><text:s text:c="4"/></text:span><text:span text:style-name="_5f_OOoComputerKeyWord">if</text:span><text:span text:style-name="_5f_OOoComputerComment"> </text:span><text:span text:style-name="_5f_OOoComputerAltKeyWord">len</text:span><text:span text:style-name="_5f_OOoComputerSpecial">(</text:span><text:span text:style-name="_5f_OOoComputerIdent">Liste</text:span><text:span text:style-name="_5f_OOoComputerSpecial">)==</text:span><text:span text:style-name="_5f_OOoComputerLiteral">0</text:span><text:span text:style-name="_5f_OOoComputerComment"> </text:span><text:span text:style-name="_5f_OOoComputerKeyWord">and</text:span><text:span text:style-name="_5f_OOoComputerComment"> </text:span><text:span text:style-name="_5f_OOoComputerIdent">N</text:span><text:span text:style-name="_5f_OOoComputerSpecial">==</text:span><text:span text:style-name="_5f_OOoComputerLiteral">0</text:span><text:span text:style-name="_5f_OOoComputerSpecial">:</text:span><text:span text:style-name="_5f_OOoComputerComment"> #vérifie que plateau est rempli</text:span></text:p>
      <text:p text:style-name="P2"><text:span text:style-name="_5f_OOoComputerComment"><text:s text:c="8"/></text:span><text:span text:style-name="_5f_OOoComputerKeyWord">return</text:span><text:span text:style-name="_5f_OOoComputerComment"> </text:span><text:span text:style-name="_5f_OOoComputerSpecial">[[]]</text:span></text:p>
      <text:p text:style-name="P2"><text:span text:style-name="_5f_OOoComputerComment"><text:s text:c="4"/></text:span><text:span text:style-name="_5f_OOoComputerKeyWord">elif</text:span><text:span text:style-name="_5f_OOoComputerComment"> </text:span><text:span text:style-name="_5f_OOoComputerAltKeyWord">len</text:span><text:span text:style-name="_5f_OOoComputerSpecial">(</text:span><text:span text:style-name="_5f_OOoComputerIdent">Liste</text:span><text:span text:style-name="_5f_OOoComputerSpecial">)==</text:span><text:span text:style-name="_5f_OOoComputerLiteral">0</text:span><text:span text:style-name="_5f_OOoComputerSpecial">:</text:span><text:span text:style-name="_5f_OOoComputerComment"> #s'il n'y a plus de kataminos à poser et que la grille </text:span><text:span text:style-name="_5f_OOoComputerComment"><text:span text:style-name="T7">#</text:span></text:span><text:span text:style-name="_5f_OOoComputerComment">n'est pas complét</text:span><text:span text:style-name="_5f_OOoComputerComment"><text:span text:style-name="T6">ée</text:span></text:span></text:p>
      <text:p text:style-name="P2"><text:span text:style-name="_5f_OOoComputerComment"><text:s text:c="8"/></text:span><text:span text:style-name="_5f_OOoComputerKeyWord">return</text:span><text:span text:style-name="_5f_OOoComputerComment"> </text:span><text:span text:style-name="_5f_OOoComputerLiteral">'pas une solution'</text:span></text:p>
      <text:p text:style-name="P2"><text:span text:style-name="_5f_OOoComputerComment"><text:s text:c="4"/></text:span><text:span text:style-name="_5f_OOoComputerKeyWord">else</text:span><text:span text:style-name="_5f_OOoComputerSpecial">:</text:span></text:p>
      <text:p text:style-name="P2"><text:span text:style-name="_5f_OOoComputerComment"><text:s text:c="8"/></text:span><text:span text:style-name="_5f_OOoComputerIdent">CP</text:span><text:span text:style-name="_5f_OOoComputerSpecial">=</text:span><text:span text:style-name="_5f_OOoComputerIdent">Coups_Possibles</text:span><text:span text:style-name="_5f_OOoComputerSpecial">(</text:span><text:span text:style-name="_5f_OOoComputerIdent">Liste</text:span><text:span text:style-name="_5f_OOoComputerSpecial">[</text:span><text:span text:style-name="_5f_OOoComputerLiteral">0</text:span><text:span text:style-name="_5f_OOoComputerSpecial">],</text:span><text:span text:style-name="_5f_OOoComputerComment"> </text:span><text:span text:style-name="_5f_OOoComputerIdent">Plateau</text:span><text:span text:style-name="_5f_OOoComputerSpecial">,</text:span><text:span text:style-name="_5f_OOoComputerComment"> </text:span><text:span text:style-name="_5f_OOoComputerIdent">N</text:span><text:span text:style-name="_5f_OOoComputerSpecial">)</text:span></text:p>
      <text:p text:style-name="P2"><text:span text:style-name="_5f_OOoComputerComment"><text:s text:c="8"/></text:span><text:span text:style-name="_5f_OOoComputerKeyWord">if</text:span><text:span text:style-name="_5f_OOoComputerComment"> </text:span><text:span text:style-name="_5f_OOoComputerAltKeyWord">type</text:span><text:span text:style-name="_5f_OOoComputerSpecial">(</text:span><text:span text:style-name="_5f_OOoComputerIdent">CP</text:span><text:span text:style-name="_5f_OOoComputerSpecial">)==</text:span><text:span text:style-name="_5f_OOoComputerAltKeyWord">str</text:span><text:span text:style-name="_5f_OOoComputerSpecial">:</text:span></text:p>
      <text:p text:style-name="P2"><text:span text:style-name="_5f_OOoComputerComment"><text:s text:c="12"/></text:span><text:span text:style-name="_5f_OOoComputerKeyWord">return</text:span><text:span text:style-name="_5f_OOoComputerComment"> </text:span><text:span text:style-name="_5f_OOoComputerLiteral">'pas une solution'</text:span></text:p>
      <text:p text:style-name="P2"><text:span text:style-name="_5f_OOoComputerComment"><text:s text:c="8"/></text:span><text:span text:style-name="_5f_OOoComputerKeyWord">else</text:span><text:span text:style-name="_5f_OOoComputerSpecial">:</text:span></text:p>
      <text:p text:style-name="P2"><text:span text:style-name="_5f_OOoComputerComment"><text:s text:c="12"/></text:span><text:span text:style-name="_5f_OOoComputerIdent">solutions</text:span><text:span text:style-name="_5f_OOoComputerSpecial">=[]</text:span></text:p>
      <text:p text:style-name="P2"><text:span text:style-name="_5f_OOoComputerComment"><text:s text:c="12"/></text:span><text:span text:style-name="_5f_OOoComputerIdent">Coups</text:span><text:span text:style-name="_5f_OOoComputerSpecial">,</text:span><text:span text:style-name="_5f_OOoComputerIdent">n</text:span><text:span text:style-name="_5f_OOoComputerSpecial">=</text:span><text:span text:style-name="_5f_OOoComputerIdent">CP</text:span></text:p>
      <text:p text:style-name="P2"><text:soft-page-break/><text:span text:style-name="_5f_OOoComputerComment"><text:s text:c="12"/></text:span><text:span text:style-name="_5f_OOoComputerKeyWord">for</text:span><text:span text:style-name="_5f_OOoComputerComment"> </text:span><text:span text:style-name="_5f_OOoComputerIdent">coup</text:span><text:span text:style-name="_5f_OOoComputerComment"> </text:span><text:span text:style-name="_5f_OOoComputerKeyWord">in</text:span><text:span text:style-name="_5f_OOoComputerComment"> </text:span><text:span text:style-name="_5f_OOoComputerIdent">Coups</text:span><text:span text:style-name="_5f_OOoComputerSpecial">:</text:span></text:p>
      <text:p text:style-name="P2"><text:span text:style-name="_5f_OOoComputerComment"><text:s text:c="16"/></text:span><text:span text:style-name="_5f_OOoComputerIdent">newSolution</text:span><text:span text:style-name="_5f_OOoComputerSpecial">=</text:span><text:span text:style-name="_5f_OOoComputerIdent">Solution</text:span><text:span text:style-name="_5f_OOoComputerSpecial">(</text:span><text:span text:style-name="_5f_OOoComputerIdent">Liste</text:span><text:span text:style-name="_5f_OOoComputerSpecial">[</text:span><text:span text:style-name="_5f_OOoComputerLiteral">1</text:span><text:span text:style-name="_5f_OOoComputerSpecial">:],</text:span><text:span text:style-name="_5f_OOoComputerIdent">coup</text:span><text:span text:style-name="_5f_OOoComputerSpecial">,</text:span><text:span text:style-name="_5f_OOoComputerIdent">n</text:span><text:span text:style-name="_5f_OOoComputerSpecial">)</text:span><text:span text:style-name="_5f_OOoComputerComment"> <text:s/>#en partant de chaque </text:span><text:span text:style-name="_5f_OOoComputerComment"><text:span text:style-name="T7">#</text:span></text:span><text:span text:style-name="_5f_OOoComputerComment">coup on cherche les solutions possibles</text:span></text:p>
      <text:p text:style-name="P2"><text:span text:style-name="_5f_OOoComputerComment"><text:s text:c="16"/></text:span><text:span text:style-name="_5f_OOoComputerKeyWord">for</text:span><text:span text:style-name="_5f_OOoComputerComment"> </text:span><text:span text:style-name="_5f_OOoComputerIdent">i</text:span><text:span text:style-name="_5f_OOoComputerComment"> </text:span><text:span text:style-name="_5f_OOoComputerKeyWord">in</text:span><text:span text:style-name="_5f_OOoComputerComment"> </text:span><text:span text:style-name="_5f_OOoComputerAltKeyWord">range</text:span><text:span text:style-name="_5f_OOoComputerSpecial">(</text:span><text:span text:style-name="_5f_OOoComputerAltKeyWord">len</text:span><text:span text:style-name="_5f_OOoComputerSpecial">(</text:span><text:span text:style-name="_5f_OOoComputerIdent">newSolution</text:span><text:span text:style-name="_5f_OOoComputerSpecial">)):</text:span></text:p>
      <text:p text:style-name="P2"><text:span text:style-name="_5f_OOoComputerComment"><text:s text:c="20"/></text:span><text:span text:style-name="_5f_OOoComputerKeyWord">if</text:span><text:span text:style-name="_5f_OOoComputerComment"> </text:span><text:span text:style-name="_5f_OOoComputerAltKeyWord">type</text:span><text:span text:style-name="_5f_OOoComputerSpecial">(</text:span><text:span text:style-name="_5f_OOoComputerIdent">newSolution</text:span><text:span text:style-name="_5f_OOoComputerSpecial">[</text:span><text:span text:style-name="_5f_OOoComputerIdent">i</text:span><text:span text:style-name="_5f_OOoComputerSpecial">])</text:span><text:span text:style-name="_5f_OOoComputerComment"> </text:span><text:span text:style-name="_5f_OOoComputerSpecial">!=</text:span><text:span text:style-name="_5f_OOoComputerComment"> </text:span><text:span text:style-name="_5f_OOoComputerAltKeyWord">str</text:span><text:span text:style-name="_5f_OOoComputerSpecial">:</text:span></text:p>
      <text:p text:style-name="P2"><text:span text:style-name="_5f_OOoComputerComment"><text:s text:c="24"/></text:span><text:span text:style-name="_5f_OOoComputerIdent">solutions</text:span><text:span text:style-name="_5f_OOoComputerSpecial">.</text:span><text:span text:style-name="_5f_OOoComputerAltKeyWord">append</text:span><text:span text:style-name="_5f_OOoComputerSpecial">([</text:span><text:span text:style-name="_5f_OOoComputerIdent">coup</text:span><text:span text:style-name="_5f_OOoComputerSpecial">]+</text:span><text:span text:style-name="_5f_OOoComputerIdent">newSolution</text:span><text:span text:style-name="_5f_OOoComputerSpecial">[</text:span><text:span text:style-name="_5f_OOoComputerIdent">i</text:span><text:span text:style-name="_5f_OOoComputerSpecial">])</text:span><text:span text:style-name="_5f_OOoComputerComment"> #on ajoute les </text:span><text:span text:style-name="_5f_OOoComputerComment"><text:span text:style-name="T7">#</text:span></text:span><text:span text:style-name="_5f_OOoComputerComment">solutions trouvées</text:span></text:p>
      <text:p text:style-name="P2"><text:span text:style-name="_5f_OOoComputerComment"><text:s text:c="12"/></text:span><text:span text:style-name="_5f_OOoComputerKeyWord">return</text:span><text:span text:style-name="_5f_OOoComputerComment"> </text:span><text:span text:style-name="_5f_OOoComputerIdent">solution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adornments="Light" style:font-pitch="variable"/>
    <style:font-face style:name="Latin Modern Mono Light" svg:font-family="'Latin Modern Mono Light'" style:font-pitch="fixed"/>
    <style:font-face style:name="Latin Modern Mono Light1" svg:font-family="'Latin Modern Mono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OOoComputerCode" style:family="text">
      <style:text-properties fo:color="#000000" loext:opacity="100%" style:font-name="Latin Modern Mono Light1" fo:font-family="'Latin Modern Mono Light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 fo:language="zxx" fo:country="none"/>
    </style:style>
    <style:style style:name="_5f_OOoComputerNumber" style:display-name="_OOoComputerNumber" style:family="text" style:parent-style-name="_5f_OOoComputerBase">
      <style:text-properties fo:color="#ff3200" loext:opacity="100%" fo:language="zxx" fo:country="none"/>
    </style:style>
    <style:style style:name="_5f_OOoComputerKeyWord" style:display-name="_OOoComputerKeyWord" style:family="text" style:parent-style-name="_5f_OOoComputerBase">
      <style:text-properties fo:color="#000080" loext:opacity="100%" fo:language="zxx" fo:country="none"/>
    </style:style>
    <style:style style:name="_5f_OOoComputerAltKeyWord" style:display-name="_OOoComputerAltKeyWord" style:family="text" style:parent-style-name="_5f_OOoComputerBase">
      <style:text-properties fo:color="#320080" loext:opacity="100%" fo:language="zxx" fo:country="none"/>
    </style:style>
    <style:style style:name="_5f_OOoComputerIdent" style:display-name="_OOoComputerIdent" style:family="text" style:parent-style-name="_5f_OOoComputerBase">
      <style:text-properties fo:color="#008000" loext:opacity="100%" fo:language="zxx" fo:country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>
          <style:column style:rel-width="7285*" fo:start-indent="0cm" fo:end-indent="0cm"/>
          <style:column style:rel-width="728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8T14:36:35.844770626</meta:creation-date>
    <dc:date>2023-06-28T22:21:52.982768345</dc:date>
    <meta:editing-duration>PT2H21M13S</meta:editing-duration>
    <meta:editing-cycles>4</meta:editing-cycles>
    <meta:generator>LibreOffice/7.4.6.2$Linux_X86_64 LibreOffice_project/40$Build-2</meta:generator>
    <meta:document-statistic meta:table-count="0" meta:image-count="0" meta:object-count="0" meta:page-count="4" meta:paragraph-count="214" meta:word-count="1002" meta:character-count="9158" meta:non-whitespace-character-count="6443"/>
  </office:meta>
</office:document-meta>
</file>